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03cm" table:align="margins" style:writing-mode="lr-tb"/>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2" style:family="table">
      <style:table-properties style:width="17.403cm" table:align="margins" style:may-break-between-rows="true" style:writing-mode="lr-tb"/>
    </style:style>
    <style:style style:name="Table2.A" style:family="table-column">
      <style:table-column-properties style:column-width="8.705cm" style:rel-column-width="32780*"/>
    </style:style>
    <style:style style:name="Table2.B" style:family="table-column">
      <style:table-column-properties style:column-width="8.698cm" style:rel-column-width="32755*"/>
    </style:style>
    <style:style style:name="P1" style:family="paragraph" style:parent-style-name="Frame_20_contents">
      <style:paragraph-properties fo:margin-left="0.035cm" fo:margin-right="-0.042cm" fo:line-height="0.318cm" fo:text-align="end" style:justify-single-word="false" fo:text-indent="0cm" style:auto-text-indent="false"/>
      <style:text-properties fo:font-size="2pt" officeooo:rsid="001bd051" officeooo:paragraph-rsid="001bd051" style:font-size-asian="1.75pt" style:font-size-complex="2pt"/>
    </style:style>
    <style:style style:name="P2" style:family="paragraph" style:parent-style-name="Standard">
      <style:paragraph-properties fo:line-height="0.353cm"/>
    </style:style>
    <style:style style:name="P3" style:family="paragraph" style:parent-style-name="Standard">
      <style:paragraph-properties fo:line-height="0.176cm"/>
      <style:text-properties fo:font-size="5.5pt" style:font-size-asian="5.5pt" style:font-size-complex="5.5pt"/>
    </style:style>
    <style:style style:name="P4" style:family="paragraph" style:parent-style-name="Standard">
      <style:paragraph-properties fo:margin-left="5.477cm" fo:margin-right="5.567cm" fo:margin-top="0.012cm" fo:margin-bottom="0cm" loext:contextual-spacing="false" fo:line-height="0.388cm" fo:text-align="center" style:justify-single-word="false" fo:text-indent="0cm" style:auto-text-indent="false"/>
    </style:style>
    <style:style style:name="P5" style:family="paragraph" style:parent-style-name="Standard">
      <style:paragraph-properties fo:margin-top="0.018cm" fo:margin-bottom="0cm" loext:contextual-spacing="false" fo:line-height="0.459cm"/>
      <style:text-properties fo:font-size="13pt" style:font-size-asian="13pt" style:font-size-complex="13pt"/>
    </style:style>
    <style:style style:name="P6" style:family="paragraph" style:parent-style-name="Standard">
      <style:paragraph-properties fo:margin-left="0.205cm" fo:margin-right="0.125cm" fo:margin-top="0.056cm" fo:margin-bottom="0cm" loext:contextual-spacing="false" fo:line-height="114%" fo:text-align="justify" style:justify-single-word="false" fo:text-indent="0cm" style:auto-text-indent="false"/>
    </style:style>
    <style:style style:name="P7" style:family="paragraph" style:parent-style-name="Standard">
      <style:paragraph-properties fo:margin-top="0.002cm" fo:margin-bottom="0cm" loext:contextual-spacing="false" fo:line-height="0.247cm"/>
      <style:text-properties fo:font-size="7pt" style:font-size-asian="7pt" style:font-size-complex="7pt"/>
    </style:style>
    <style:style style:name="P8" style:family="paragraph" style:parent-style-name="Standard">
      <style:paragraph-properties fo:margin-left="0.205cm" fo:margin-right="0cm" fo:text-indent="0cm" style:auto-text-indent="false"/>
    </style:style>
    <style:style style:name="P9" style:family="paragraph" style:parent-style-name="Standard">
      <style:paragraph-properties fo:margin-left="0.205cm" fo:margin-right="0cm" fo:text-indent="0cm" style:auto-text-indent="false">
        <style:tab-stops>
          <style:tab-stop style:position="17.18cm"/>
        </style:tab-stops>
      </style:paragraph-properties>
    </style:style>
    <style:style style:name="P10" style:family="paragraph" style:parent-style-name="Standard">
      <style:paragraph-properties fo:margin-left="0.205cm" fo:margin-right="0cm" fo:text-indent="0cm" style:auto-text-indent="false"/>
      <style:text-properties style:font-name="Arial1" fo:font-size="11pt" fo:font-weight="bold" style:font-name-asian="Arial2" style:font-size-asian="11pt" style:font-weight-asian="bold" style:font-name-complex="Arial2" style:font-size-complex="11pt"/>
    </style:style>
    <style:style style:name="P11" style:family="paragraph" style:parent-style-name="Standard">
      <style:paragraph-properties fo:margin-left="0.205cm" fo:margin-right="0cm" fo:text-indent="0cm" style:auto-text-indent="false"/>
      <style:text-properties style:font-name="Arial1" fo:font-size="11pt" officeooo:paragraph-rsid="0018a186" style:font-name-asian="Arial2" style:font-size-asian="11pt" style:font-name-complex="Arial2" style:font-size-complex="11pt"/>
    </style:style>
    <style:style style:name="P12" style:family="paragraph" style:parent-style-name="Standard">
      <style:paragraph-properties fo:margin-left="0.205cm" fo:margin-right="0cm" fo:text-indent="0cm" style:auto-text-indent="false"/>
      <style:text-properties fo:font-size="11pt" officeooo:paragraph-rsid="0019eaf6" style:font-size-asian="11pt" style:font-size-complex="11pt"/>
    </style:style>
    <style:style style:name="P13" style:family="paragraph" style:parent-style-name="Standard">
      <style:paragraph-properties fo:margin-left="0.205cm" fo:margin-right="0cm" fo:margin-top="0.065cm" fo:margin-bottom="0cm" loext:contextual-spacing="false" fo:text-indent="0cm" style:auto-text-indent="false"/>
    </style:style>
    <style:style style:name="P14" style:family="paragraph" style:parent-style-name="Standard">
      <style:paragraph-properties fo:margin-left="0.205cm" fo:margin-right="0cm" fo:margin-top="0.065cm" fo:margin-bottom="0cm" loext:contextual-spacing="false" fo:text-indent="0cm" style:auto-text-indent="false"/>
      <style:text-properties officeooo:paragraph-rsid="001f6959"/>
    </style:style>
    <style:style style:name="P15" style:family="paragraph" style:parent-style-name="Standard">
      <style:paragraph-properties fo:margin-left="0.205cm" fo:margin-right="0cm" fo:margin-top="0.067cm" fo:margin-bottom="0cm" loext:contextual-spacing="false" fo:text-indent="0cm" style:auto-text-indent="false">
        <style:tab-stops>
          <style:tab-stop style:position="17.18cm"/>
        </style:tab-stops>
      </style:paragraph-properties>
    </style:style>
    <style:style style:name="P16" style:family="paragraph" style:parent-style-name="Standard">
      <style:paragraph-properties fo:margin-left="0.205cm" fo:margin-right="0cm" fo:margin-top="0.06cm" fo:margin-bottom="0cm" loext:contextual-spacing="false" fo:line-height="114%" fo:text-indent="0cm" style:auto-text-indent="false"/>
      <style:text-properties fo:font-size="11pt" officeooo:paragraph-rsid="0019eaf6" style:font-size-asian="11pt" style:font-size-complex="11pt"/>
    </style:style>
    <style:style style:name="P17" style:family="paragraph" style:parent-style-name="Standard">
      <style:paragraph-properties fo:margin-left="0.205cm" fo:margin-right="0cm" fo:margin-top="0.06cm" fo:margin-bottom="0cm" loext:contextual-spacing="false" fo:text-indent="0cm" style:auto-text-indent="false"/>
      <style:text-properties fo:font-size="11pt" officeooo:paragraph-rsid="0019eaf6" style:font-size-asian="11pt" style:font-size-complex="11pt"/>
    </style:style>
    <style:style style:name="P18" style:family="paragraph" style:parent-style-name="Standard">
      <style:paragraph-properties fo:margin-left="0.205cm" fo:margin-right="0cm" fo:margin-top="0.002cm" fo:margin-bottom="0cm" loext:contextual-spacing="false" fo:text-indent="0cm" style:auto-text-indent="false"/>
      <style:text-properties fo:font-size="11pt" officeooo:paragraph-rsid="0019eaf6" style:font-size-asian="11pt" style:font-size-complex="11pt"/>
    </style:style>
    <style:style style:name="P19" style:family="paragraph" style:parent-style-name="Standard">
      <style:paragraph-properties fo:margin-top="0.012cm" fo:margin-bottom="0cm" loext:contextual-spacing="false" fo:line-height="0.212cm"/>
      <style:text-properties fo:font-size="6pt" style:font-size-asian="6pt" style:font-size-complex="6pt"/>
    </style:style>
    <style:style style:name="P20" style:family="paragraph" style:parent-style-name="Standard">
      <style:paragraph-properties fo:margin-left="0.205cm" fo:margin-right="9.035cm" fo:line-height="114%" fo:text-indent="0cm" style:auto-text-indent="false"/>
      <style:text-properties style:font-name="Arial1" fo:font-size="11pt" style:font-name-asian="Arial2" style:font-size-asian="11pt" style:font-name-complex="Arial2" style:font-size-complex="11pt"/>
    </style:style>
    <style:style style:name="P21" style:family="paragraph" style:parent-style-name="Standard">
      <style:paragraph-properties fo:margin-top="0.005cm" fo:margin-bottom="0cm" loext:contextual-spacing="false" fo:line-height="0.212cm"/>
      <style:text-properties fo:font-size="6.5pt" style:font-size-asian="6.5pt" style:font-size-complex="6.5pt"/>
    </style:style>
    <style:style style:name="P22" style:family="paragraph" style:parent-style-name="Standard">
      <style:paragraph-properties fo:margin-top="0.005cm" fo:margin-bottom="0cm" loext:contextual-spacing="false" fo:line-height="0.282cm"/>
      <style:text-properties fo:font-size="8.5pt" style:font-size-asian="8.5pt" style:font-size-complex="8.5pt"/>
    </style:style>
    <style:style style:name="P23" style:family="paragraph" style:parent-style-name="Standard">
      <style:paragraph-properties fo:margin-left="0.205cm" fo:margin-right="7.613cm" fo:margin-top="0.065cm" fo:margin-bottom="0cm" loext:contextual-spacing="false" fo:line-height="114%" fo:text-indent="0cm" style:auto-text-indent="false"/>
    </style:style>
    <style:style style:name="P24" style:family="paragraph" style:parent-style-name="Standard">
      <style:paragraph-properties fo:margin-left="0.205cm" fo:margin-right="7.613cm" fo:margin-top="0.065cm" fo:margin-bottom="0cm" loext:contextual-spacing="false" fo:line-height="114%" fo:text-indent="0cm" style:auto-text-indent="false"/>
      <style:text-properties style:font-name="Arial1" fo:font-size="11pt" style:font-name-asian="Arial2" style:font-size-asian="11pt" style:font-name-complex="Arial2" style:font-size-complex="11pt"/>
    </style:style>
    <style:style style:name="P25" style:family="paragraph" style:parent-style-name="Standard">
      <style:paragraph-properties fo:margin-top="0.016cm" fo:margin-bottom="0cm" loext:contextual-spacing="false" fo:line-height="0.282cm"/>
      <style:text-properties style:font-name="Arial1" fo:font-size="11pt" fo:letter-spacing="-0.002cm" fo:font-weight="bold" style:font-name-asian="Arial2" style:font-size-asian="11pt" style:font-weight-asian="bold" style:font-name-complex="Arial2" style:font-size-complex="11pt"/>
    </style:style>
    <style:style style:name="P26" style:family="paragraph" style:parent-style-name="Standard">
      <style:paragraph-properties fo:margin-top="0.016cm" fo:margin-bottom="0cm" loext:contextual-spacing="false" fo:line-height="0.282cm"/>
      <style:text-properties fo:font-size="8pt" style:font-size-asian="8pt" style:font-size-complex="8pt"/>
    </style:style>
    <style:style style:name="P27" style:family="paragraph" style:parent-style-name="Standard">
      <style:paragraph-properties fo:margin-top="0.016cm" fo:margin-bottom="0cm" loext:contextual-spacing="false" fo:line-height="0.494cm"/>
      <style:text-properties fo:font-size="14pt" style:font-size-asian="14pt" style:font-size-complex="14pt"/>
    </style:style>
    <style:style style:name="P28" style:family="paragraph" style:parent-style-name="Standard">
      <style:paragraph-properties fo:margin-top="0.011cm" fo:margin-bottom="0cm" loext:contextual-spacing="false" fo:line-height="0.176cm"/>
      <style:text-properties fo:font-size="5pt" style:font-size-asian="5pt" style:font-size-complex="5pt"/>
    </style:style>
    <style:style style:name="P29" style:family="paragraph" style:parent-style-name="Standard">
      <style:paragraph-properties fo:margin-left="0.205cm" fo:margin-right="8.179cm" fo:line-height="114%" fo:text-indent="0cm" style:auto-text-indent="false"/>
      <style:text-properties fo:font-size="11pt" style:font-size-asian="11pt" style:font-size-complex="11pt"/>
    </style:style>
    <style:style style:name="P30" style:family="paragraph" style:parent-style-name="Standard" style:master-page-name="">
      <style:paragraph-properties fo:margin-left="6.1cm" fo:margin-right="6.399cm" fo:margin-top="0.079cm" fo:margin-bottom="0cm" loext:contextual-spacing="false" fo:text-align="center" style:justify-single-word="false" fo:orphans="2" fo:widows="2" fo:text-indent="0cm" style:auto-text-indent="false" style:page-number="auto" style:writing-mode="lr-tb"/>
    </style:style>
    <style:style style:name="P31" style:family="paragraph" style:parent-style-name="Standard" style:master-page-name="">
      <style:paragraph-properties fo:margin-left="4.5cm" fo:margin-right="3.9cm" fo:margin-top="0.06cm" fo:margin-bottom="0cm" loext:contextual-spacing="false" fo:line-height="115%" fo:text-align="center" style:justify-single-word="false" fo:orphans="2" fo:widows="2" fo:text-indent="0.101cm" style:auto-text-indent="false" style:page-number="auto" style:writing-mode="lr-tb"/>
      <style:text-properties officeooo:paragraph-rsid="00173c0d"/>
    </style:style>
    <style:style style:name="P32" style:family="paragraph" style:parent-style-name="Standard">
      <style:paragraph-properties fo:margin-left="4.5cm" fo:margin-right="3.9cm" fo:margin-top="0.06cm" fo:margin-bottom="0cm" loext:contextual-spacing="false" fo:line-height="115%" fo:text-align="center" style:justify-single-word="false" fo:orphans="2" fo:widows="2" fo:text-indent="0.101cm" style:auto-text-indent="false" style:writing-mode="lr-tb"/>
      <style:text-properties officeooo:paragraph-rsid="00173c0d"/>
    </style:style>
    <style:style style:name="P33" style:family="paragraph" style:parent-style-name="Text_20_body">
      <style:paragraph-properties fo:margin-left="0.176cm" fo:margin-right="0.21cm" fo:margin-top="0.093cm" fo:margin-bottom="0cm" loext:contextual-spacing="false" fo:line-height="126%" fo:text-align="justify" style:justify-single-word="false" fo:text-indent="0cm" style:auto-text-indent="false"/>
    </style:style>
    <style:style style:name="P34" style:family="paragraph" style:parent-style-name="Text_20_body">
      <style:paragraph-properties fo:margin-left="0.176cm" fo:margin-right="0.21cm" fo:margin-top="0.093cm" fo:margin-bottom="0cm" loext:contextual-spacing="false" fo:line-height="126%" fo:text-align="justify" style:justify-single-word="false" fo:text-indent="0cm" style:auto-text-indent="false"/>
      <style:text-properties officeooo:rsid="0018a186" officeooo:paragraph-rsid="0018a186"/>
    </style:style>
    <style:style style:name="P35" style:family="paragraph" style:parent-style-name="Text_20_body">
      <style:paragraph-properties fo:margin-left="0.176cm" fo:margin-right="0.21cm" fo:margin-top="0.093cm" fo:margin-bottom="0cm" loext:contextual-spacing="false" fo:line-height="126%" fo:text-align="justify" style:justify-single-word="false" fo:text-indent="0cm" style:auto-text-indent="false"/>
      <style:text-properties style:font-name="Arial1" fo:font-size="11pt" fo:font-weight="bold" officeooo:rsid="0018a186" officeooo:paragraph-rsid="0018a186" style:font-name-asian="Arial2" style:font-size-asian="11pt" style:font-weight-asian="bold" style:font-name-complex="Arial2" style:font-size-complex="11pt"/>
    </style:style>
    <style:style style:name="P36" style:family="paragraph" style:parent-style-name="Text_20_body">
      <style:paragraph-properties fo:margin-left="0.176cm" fo:margin-right="0.21cm" fo:margin-top="0.093cm" fo:margin-bottom="0cm" loext:contextual-spacing="false" fo:line-height="126%" fo:text-align="justify" style:justify-single-word="false" fo:text-indent="0cm" style:auto-text-indent="false"/>
      <style:text-properties style:font-name="Arial1" fo:font-size="11pt" fo:letter-spacing="-0.002cm" fo:font-weight="bold" officeooo:rsid="0018a186" officeooo:paragraph-rsid="0018a186" style:font-name-asian="Arial2" style:font-size-asian="11pt" style:font-weight-asian="bold" style:font-name-complex="Arial2" style:font-size-complex="11pt" style:font-weight-complex="normal"/>
    </style:style>
    <style:style style:name="P37" style:family="paragraph" style:parent-style-name="Standard" style:master-page-name="">
      <loext:graphic-properties draw:fill="none"/>
      <style:paragraph-properties fo:margin-left="0.199cm" fo:margin-right="5.001cm" fo:line-height="114%" fo:text-align="start" style:justify-single-word="false" fo:orphans="2" fo:widows="2" fo:text-indent="0cm" style:auto-text-indent="false" style:page-number="auto" fo:background-color="transparent" style:writing-mode="lr-tb"/>
      <style:text-properties officeooo:paragraph-rsid="001c18e7"/>
    </style:style>
    <style:style style:name="P38" style:family="paragraph" style:parent-style-name="Standard">
      <loext:graphic-properties draw:fill="none"/>
      <style:paragraph-properties fo:margin-left="0.199cm" fo:margin-right="5.001cm" fo:line-height="114%" fo:text-align="start" style:justify-single-word="false" fo:orphans="2" fo:widows="2" fo:text-indent="0cm" style:auto-text-indent="false" fo:background-color="transparent" style:writing-mode="lr-tb"/>
      <style:text-properties officeooo:paragraph-rsid="001c18e7"/>
    </style:style>
    <style:style style:name="P39" style:family="paragraph" style:parent-style-name="Standard" style:master-page-name="">
      <loext:graphic-properties draw:fill="none"/>
      <style:paragraph-properties fo:margin-left="0.199cm" fo:margin-right="8.301cm" fo:line-height="114%" fo:text-align="start" style:justify-single-word="false" fo:orphans="2" fo:widows="2" fo:text-indent="0cm" style:auto-text-indent="false" style:page-number="auto" fo:background-color="transparent" style:writing-mode="lr-tb"/>
      <style:text-properties officeooo:paragraph-rsid="001c18e7"/>
    </style:style>
    <style:style style:name="P40" style:family="paragraph" style:parent-style-name="Standard">
      <loext:graphic-properties draw:fill="none"/>
      <style:paragraph-properties fo:margin-left="0.199cm" fo:margin-right="8.301cm" fo:line-height="114%" fo:text-align="start" style:justify-single-word="false" fo:orphans="2" fo:widows="2" fo:text-indent="0cm" style:auto-text-indent="false" fo:background-color="transparent" style:writing-mode="lr-tb"/>
      <style:text-properties officeooo:paragraph-rsid="001c18e7"/>
    </style:style>
    <style:style style:name="P41" style:family="paragraph" style:parent-style-name="Standard">
      <style:paragraph-properties fo:margin-left="0.205cm" fo:margin-right="13.229cm" fo:line-height="114%" fo:text-indent="0cm" style:auto-text-indent="false"/>
      <style:text-properties style:font-name="Arial1" fo:font-size="11pt" fo:font-style="italic" officeooo:paragraph-rsid="0018a186" style:font-name-asian="Arial2" style:font-size-asian="11pt" style:font-style-asian="italic" style:font-name-complex="Arial2" style:font-size-complex="11pt"/>
    </style:style>
    <style:style style:name="P42" style:family="paragraph" style:parent-style-name="Standard" style:master-page-name="">
      <loext:graphic-properties draw:fill="none"/>
      <style:paragraph-properties fo:margin-left="0.199cm" fo:margin-right="0cm" fo:line-height="114%" fo:text-align="start" style:justify-single-word="false" fo:orphans="2" fo:widows="2" fo:text-indent="0cm" style:auto-text-indent="false" style:page-number="auto" fo:background-color="transparent" style:writing-mode="lr-tb"/>
      <style:text-properties fo:font-size="11pt" officeooo:paragraph-rsid="0019eaf6" style:font-size-asian="11pt" style:font-size-complex="11pt"/>
    </style:style>
    <style:style style:name="P43" style:family="paragraph" style:parent-style-name="Standard" style:master-page-name="Standard">
      <style:paragraph-properties fo:margin-left="4.763cm" fo:margin-right="4.748cm" fo:margin-top="0.106cm" fo:margin-bottom="0cm" loext:contextual-spacing="false" fo:text-align="center" style:justify-single-word="false" fo:text-indent="0cm" style:auto-text-indent="false" style:page-number="auto"/>
    </style:style>
    <style:style style:name="P44" style:family="paragraph" style:parent-style-name="Standard">
      <style:paragraph-properties fo:margin-left="0.205cm" fo:margin-right="0cm" fo:margin-top="0.065cm" fo:margin-bottom="0cm" loext:contextual-spacing="false" fo:text-indent="0cm" style:auto-text-indent="false"/>
      <style:text-properties style:font-name="Arial1" fo:font-size="11pt" fo:font-style="italic" officeooo:rsid="0020cda8" officeooo:paragraph-rsid="0020cda8" style:font-name-asian="Arial2" style:font-size-asian="11pt" style:font-style-asian="italic" style:font-name-complex="Arial2" style:font-size-complex="11pt" style:font-style-complex="italic"/>
    </style:style>
    <style:style style:name="T1" style:family="text">
      <style:text-properties fo:color="#666666" style:font-name="Arial1" fo:font-size="8pt" fo:letter-spacing="-0.004cm" style:font-name-asian="Arial2" style:font-size-asian="8pt" style:font-name-complex="Arial2" style:font-size-complex="8pt"/>
    </style:style>
    <style:style style:name="T2" style:family="text">
      <style:text-properties fo:color="#666666" style:font-name="Arial1" fo:font-size="8pt" fo:letter-spacing="0.002cm" style:font-name-asian="Arial2" style:font-size-asian="8pt" style:font-name-complex="Arial2" style:font-size-complex="8pt"/>
    </style:style>
    <style:style style:name="T3" style:family="text">
      <style:text-properties fo:color="#666666" style:font-name="Arial1" fo:font-size="8pt" fo:letter-spacing="0.002cm" officeooo:rsid="00209e82" style:font-name-asian="Arial2" style:font-size-asian="8pt" style:font-name-complex="Arial2" style:font-size-complex="8pt"/>
    </style:style>
    <style:style style:name="T4" style:family="text">
      <style:text-properties fo:color="#666666" style:font-name="Arial1" fo:font-size="8pt" fo:letter-spacing="-0.002cm" style:font-name-asian="Arial2" style:font-size-asian="8pt" style:font-name-complex="Arial2" style:font-size-complex="8pt"/>
    </style:style>
    <style:style style:name="T5" style:family="text">
      <style:text-properties fo:color="#666666" style:font-name="Arial1" fo:font-size="8pt" style:font-name-asian="Arial2" style:font-size-asian="8pt" style:font-name-complex="Arial2" style:font-size-complex="8pt"/>
    </style:style>
    <style:style style:name="T6" style:family="text">
      <style:text-properties fo:color="#666666" style:font-name="Arial1" fo:font-size="8pt" fo:letter-spacing="-0.005cm" style:font-name-asian="Arial2" style:font-size-asian="8pt" style:font-name-complex="Arial2" style:font-size-complex="8pt"/>
    </style:style>
    <style:style style:name="T7" style:family="text">
      <style:text-properties fo:color="#666666" style:font-name="Arial1" fo:font-size="8pt" fo:letter-spacing="0.004cm" style:font-name-asian="Arial2" style:font-size-asian="8pt" style:font-name-complex="Arial2" style:font-size-complex="8pt"/>
    </style:style>
    <style:style style:name="T8" style:family="text">
      <style:text-properties fo:color="#666666" style:font-name="Arial1" fo:font-size="11pt" fo:font-weight="bold" fo:background-color="#c0c0c0" loext:char-shading-value="0" style:font-name-asian="Arial2" style:font-size-asian="11pt" style:font-weight-asian="bold" style:font-name-complex="Arial2" style:font-size-complex="11pt"/>
    </style:style>
    <style:style style:name="T9" style:family="text">
      <style:text-properties fo:color="#666666" style:font-name="Arial1" fo:font-size="12pt" fo:font-weight="bold" fo:background-color="#c0c0c0" loext:char-shading-value="0" style:font-name-asian="Arial2" style:font-size-asian="12pt" style:font-weight-asian="bold" style:font-name-complex="Arial2" style:font-size-complex="12pt"/>
    </style:style>
    <style:style style:name="T10" style:family="text">
      <style:text-properties style:font-name="Arial1" fo:font-size="13pt" fo:letter-spacing="-0.002cm" fo:font-weight="bold" style:font-name-asian="Arial2" style:font-size-asian="13pt" style:font-weight-asian="bold" style:font-name-complex="Arial2" style:font-size-complex="13pt"/>
    </style:style>
    <style:style style:name="T11" style:family="text">
      <style:text-properties style:font-name="Arial1" fo:font-size="13pt" fo:letter-spacing="0.002cm" fo:font-weight="bold" style:font-name-asian="Arial2" style:font-size-asian="13pt" style:font-weight-asian="bold" style:font-name-complex="Arial2" style:font-size-complex="13pt"/>
    </style:style>
    <style:style style:name="T12" style:family="text">
      <style:text-properties style:font-name="Arial1" fo:font-size="13pt" fo:font-weight="bold" style:font-name-asian="Arial2" style:font-size-asian="13pt" style:font-weight-asian="bold" style:font-name-complex="Arial2" style:font-size-complex="13pt"/>
    </style:style>
    <style:style style:name="T13" style:family="text">
      <style:text-properties style:font-name="Arial1" style:font-name-asian="Arial2" style:font-name-complex="Arial2"/>
    </style:style>
    <style:style style:name="T14" style:family="text">
      <style:text-properties style:font-name="Arial1" officeooo:rsid="00167cbb" style:font-name-asian="Arial2" style:font-name-complex="Arial2"/>
    </style:style>
    <style:style style:name="T15" style:family="text">
      <style:text-properties style:font-name="Arial1" officeooo:rsid="001e0415" style:font-name-asian="Arial2" style:font-name-complex="Arial2"/>
    </style:style>
    <style:style style:name="T16" style:family="text">
      <style:text-properties style:font-name="Arial1" fo:letter-spacing="-0.005cm" style:font-name-asian="Arial2" style:font-name-complex="Arial2"/>
    </style:style>
    <style:style style:name="T17" style:family="text">
      <style:text-properties style:font-name="Arial1" fo:letter-spacing="-0.005cm" fo:font-weight="bold" style:font-name-asian="Arial2" style:font-weight-asian="bold" style:font-name-complex="Arial2"/>
    </style:style>
    <style:style style:name="T18" style:family="text">
      <style:text-properties style:font-name="Arial1" fo:letter-spacing="0.002cm" style:font-name-asian="Arial2" style:font-name-complex="Arial2"/>
    </style:style>
    <style:style style:name="T19" style:family="text">
      <style:text-properties style:font-name="Arial1" fo:letter-spacing="0.002cm" fo:font-weight="bold" style:font-name-asian="Arial2" style:font-weight-asian="bold" style:font-name-complex="Arial2"/>
    </style:style>
    <style:style style:name="T20" style:family="text">
      <style:text-properties style:font-name="Arial1" fo:letter-spacing="0.002cm" fo:font-style="italic" style:font-name-asian="Arial2" style:font-style-asian="italic" style:font-name-complex="Arial2"/>
    </style:style>
    <style:style style:name="T21" style:family="text">
      <style:text-properties style:font-name="Arial1" fo:letter-spacing="-0.002cm" style:font-name-asian="Arial2" style:font-name-complex="Arial2"/>
    </style:style>
    <style:style style:name="T22" style:family="text">
      <style:text-properties style:font-name="Arial1" fo:letter-spacing="-0.002cm" fo:font-weight="bold" style:font-name-asian="Arial2" style:font-weight-asian="bold" style:font-name-complex="Arial2"/>
    </style:style>
    <style:style style:name="T23" style:family="text">
      <style:text-properties style:font-name="Arial1" fo:letter-spacing="-0.002cm" fo:font-style="italic" style:font-name-asian="Arial2" style:font-style-asian="italic" style:font-name-complex="Arial2"/>
    </style:style>
    <style:style style:name="T24" style:family="text">
      <style:text-properties style:font-name="Arial1" fo:letter-spacing="-0.004cm" style:font-name-asian="Arial2" style:font-name-complex="Arial2"/>
    </style:style>
    <style:style style:name="T25" style:family="text">
      <style:text-properties style:font-name="Arial1" fo:letter-spacing="-0.004cm" fo:font-weight="bold" style:font-name-asian="Arial2" style:font-weight-asian="bold" style:font-name-complex="Arial2"/>
    </style:style>
    <style:style style:name="T26" style:family="text">
      <style:text-properties style:font-name="Arial1" fo:font-size="11pt" fo:letter-spacing="-0.002cm" style:font-name-asian="Arial2" style:font-size-asian="11pt" style:font-name-complex="Arial2" style:font-size-complex="11pt"/>
    </style:style>
    <style:style style:name="T27" style:family="text">
      <style:text-properties style:font-name="Arial1" fo:font-size="11pt" fo:letter-spacing="-0.002cm" officeooo:rsid="0014c98a" style:font-name-asian="Arial2" style:font-size-asian="11pt" style:font-name-complex="Arial2" style:font-size-complex="11pt"/>
    </style:style>
    <style:style style:name="T28" style:family="text">
      <style:text-properties style:font-name="Arial1" fo:font-size="11pt" fo:letter-spacing="-0.002cm" officeooo:rsid="001c18e7" style:font-name-asian="Arial2" style:font-size-asian="11pt" style:font-name-complex="Arial2" style:font-size-complex="11pt"/>
    </style:style>
    <style:style style:name="T29" style:family="text">
      <style:text-properties style:font-name="Arial1" fo:font-size="11pt" fo:letter-spacing="-0.002cm" fo:font-weight="bold" fo:background-color="#c0c0c0" loext:char-shading-value="0" style:font-name-asian="Arial2" style:font-size-asian="11pt" style:font-weight-asian="bold" style:font-name-complex="Arial2" style:font-size-complex="11pt"/>
    </style:style>
    <style:style style:name="T30" style:family="text">
      <style:text-properties style:font-name="Arial1" fo:font-size="11pt" fo:letter-spacing="-0.002cm" fo:font-weight="bold" style:font-name-asian="Arial2" style:font-size-asian="11pt" style:font-weight-asian="bold" style:font-name-complex="Arial2" style:font-size-complex="11pt"/>
    </style:style>
    <style:style style:name="T31" style:family="text">
      <style:text-properties style:font-name="Arial1" fo:font-size="11pt" fo:letter-spacing="-0.002cm" fo:font-style="italic" style:font-name-asian="Arial2" style:font-size-asian="11pt" style:font-style-asian="italic" style:font-name-complex="Arial2" style:font-size-complex="11pt"/>
    </style:style>
    <style:style style:name="T32" style:family="text">
      <style:text-properties style:font-name="Arial1" fo:font-size="11pt" style:font-name-asian="Arial2" style:font-size-asian="11pt" style:font-name-complex="Arial2" style:font-size-complex="11pt"/>
    </style:style>
    <style:style style:name="T33" style:family="text">
      <style:text-properties style:font-name="Arial1" fo:font-size="11pt" officeooo:rsid="001f6959" style:font-name-asian="Arial2" style:font-size-asian="11pt" style:font-name-complex="Arial2" style:font-size-complex="11pt"/>
    </style:style>
    <style:style style:name="T34" style:family="text">
      <style:text-properties style:font-name="Arial1" fo:font-size="11pt" fo:font-weight="bold" fo:background-color="#c0c0c0" loext:char-shading-value="0" style:font-name-asian="Arial2" style:font-size-asian="11pt" style:font-weight-asian="bold" style:font-name-complex="Arial2" style:font-size-complex="11pt"/>
    </style:style>
    <style:style style:name="T35" style:family="text">
      <style:text-properties style:font-name="Arial1" fo:font-size="11pt" fo:font-weight="bold" style:font-name-asian="Arial2" style:font-size-asian="11pt" style:font-weight-asian="bold" style:font-name-complex="Arial2" style:font-size-complex="11pt"/>
    </style:style>
    <style:style style:name="T36" style:family="text">
      <style:text-properties style:font-name="Arial1" fo:font-size="11pt" fo:font-weight="bold" officeooo:rsid="0018a186" style:font-name-asian="Arial2" style:font-size-asian="11pt" style:font-weight-asian="bold" style:font-name-complex="Arial2" style:font-size-complex="11pt"/>
    </style:style>
    <style:style style:name="T37" style:family="text">
      <style:text-properties style:font-name="Arial1" fo:font-size="11pt" fo:letter-spacing="0.002cm" fo:font-weight="bold" fo:background-color="#c0c0c0" loext:char-shading-value="0" style:font-name-asian="Arial2" style:font-size-asian="11pt" style:font-weight-asian="bold" style:font-name-complex="Arial2" style:font-size-complex="11pt"/>
    </style:style>
    <style:style style:name="T38" style:family="text">
      <style:text-properties style:font-name="Arial1" fo:font-size="11pt" fo:letter-spacing="0.002cm" fo:font-weight="bold" style:font-name-asian="Arial2" style:font-size-asian="11pt" style:font-weight-asian="bold" style:font-name-complex="Arial2" style:font-size-complex="11pt"/>
    </style:style>
    <style:style style:name="T39" style:family="text">
      <style:text-properties style:font-name="Arial1" fo:font-size="11pt" fo:letter-spacing="0.002cm" style:font-name-asian="Arial2" style:font-size-asian="11pt" style:font-name-complex="Arial2" style:font-size-complex="11pt"/>
    </style:style>
    <style:style style:name="T40" style:family="text">
      <style:text-properties style:font-name="Arial1" fo:font-size="11pt" fo:letter-spacing="0.002cm" fo:font-style="italic" style:font-name-asian="Arial2" style:font-size-asian="11pt" style:font-style-asian="italic" style:font-name-complex="Arial2" style:font-size-complex="11pt"/>
    </style:style>
    <style:style style:name="T41" style:family="text">
      <style:text-properties style:font-name="Arial1" fo:font-size="11pt" fo:letter-spacing="-0.005cm" fo:font-weight="bold" fo:background-color="#c0c0c0" loext:char-shading-value="0" style:font-name-asian="Arial2" style:font-size-asian="11pt" style:font-weight-asian="bold" style:font-name-complex="Arial2" style:font-size-complex="11pt"/>
    </style:style>
    <style:style style:name="T42" style:family="text">
      <style:text-properties style:font-name="Arial1" fo:font-size="11pt" fo:letter-spacing="-0.113cm" fo:font-weight="bold" fo:background-color="#c0c0c0" loext:char-shading-value="0" style:font-name-asian="Arial2" style:font-size-asian="11pt" style:font-weight-asian="bold" style:font-name-complex="Arial2" style:font-size-complex="11pt"/>
    </style:style>
    <style:style style:name="T43" style:family="text">
      <style:text-properties style:font-name="Arial1" fo:font-size="11pt" fo:letter-spacing="-0.009cm" fo:font-weight="bold" fo:background-color="#c0c0c0" loext:char-shading-value="0" style:font-name-asian="Arial2" style:font-size-asian="11pt" style:font-weight-asian="bold" style:font-name-complex="Arial2" style:font-size-complex="11pt"/>
    </style:style>
    <style:style style:name="T44" style:family="text">
      <style:text-properties style:font-name="Arial1" fo:font-size="11pt" fo:letter-spacing="-0.009cm" style:font-name-asian="Arial2" style:font-size-asian="11pt" style:font-name-complex="Arial2" style:font-size-complex="11pt"/>
    </style:style>
    <style:style style:name="T45" style:family="text">
      <style:text-properties style:font-name="Arial1" fo:font-size="11pt" fo:letter-spacing="0.005cm" fo:font-weight="bold" fo:background-color="#c0c0c0" loext:char-shading-value="0" style:font-name-asian="Arial2" style:font-size-asian="11pt" style:font-weight-asian="bold" style:font-name-complex="Arial2" style:font-size-complex="11pt"/>
    </style:style>
    <style:style style:name="T46" style:family="text">
      <style:text-properties style:font-name="Arial1" fo:font-size="11pt" fo:letter-spacing="-0.004cm" fo:font-weight="bold" fo:background-color="#c0c0c0" loext:char-shading-value="0" style:font-name-asian="Arial2" style:font-size-asian="11pt" style:font-weight-asian="bold" style:font-name-complex="Arial2" style:font-size-complex="11pt"/>
    </style:style>
    <style:style style:name="T47" style:family="text">
      <style:text-properties style:font-name="Arial1" fo:font-size="11pt" fo:letter-spacing="-0.102cm" fo:font-weight="bold" fo:background-color="#c0c0c0" loext:char-shading-value="0" style:font-name-asian="Arial2" style:font-size-asian="11pt" style:font-weight-asian="bold" style:font-name-complex="Arial2" style:font-size-complex="11pt"/>
    </style:style>
    <style:style style:name="T48" style:family="text">
      <style:text-properties style:font-name="Arial1" fo:font-size="11pt" fo:letter-spacing="0.004cm" style:font-name-asian="Arial2" style:font-size-asian="11pt" style:font-name-complex="Arial2" style:font-size-complex="11pt"/>
    </style:style>
    <style:style style:name="T49" style:family="text">
      <style:text-properties style:font-name="Arial1" fo:font-size="11pt" fo:letter-spacing="0.004cm" fo:font-style="italic" style:font-name-asian="Arial2" style:font-size-asian="11pt" style:font-style-asian="italic" style:font-name-complex="Arial2" style:font-size-complex="11pt"/>
    </style:style>
    <style:style style:name="T50" style:family="text">
      <style:text-properties style:font-name="Arial1" fo:font-size="11pt" fo:letter-spacing="0.004cm" fo:font-style="italic" officeooo:rsid="001f6959" style:font-name-asian="Arial2" style:font-size-asian="11pt" style:font-style-asian="italic" style:font-name-complex="Arial2" style:font-size-complex="11pt"/>
    </style:style>
    <style:style style:name="T51" style:family="text">
      <style:text-properties style:font-name="Arial1" fo:font-size="11pt" fo:letter-spacing="0.004cm" fo:font-weight="bold" style:font-name-asian="Arial2" style:font-size-asian="11pt" style:font-weight-asian="bold" style:font-name-complex="Arial2" style:font-size-complex="11pt"/>
    </style:style>
    <style:style style:name="T52" style:family="text">
      <style:text-properties style:font-name="Arial1" fo:font-size="11pt" fo:font-style="italic" style:font-name-asian="Arial2" style:font-size-asian="11pt" style:font-style-asian="italic" style:font-name-complex="Arial2" style:font-size-complex="11pt"/>
    </style:style>
    <style:style style:name="T53" style:family="text">
      <style:text-properties style:font-name="Arial1" fo:font-size="11pt" fo:letter-spacing="-0.012cm" style:font-name-asian="Arial2" style:font-size-asian="11pt" style:font-name-complex="Arial2" style:font-size-complex="11pt"/>
    </style:style>
    <style:style style:name="T54" style:family="text">
      <style:text-properties style:font-name="Arial1" fo:font-size="11pt" fo:letter-spacing="-0.018cm" fo:font-weight="bold" style:font-name-asian="Arial2" style:font-size-asian="11pt" style:font-weight-asian="bold" style:font-name-complex="Arial2" style:font-size-complex="11pt"/>
    </style:style>
    <style:style style:name="T55" style:family="text">
      <style:text-properties style:font-name="Arial1" fo:font-size="11pt" fo:letter-spacing="-0.011cm" fo:font-weight="bold" style:font-name-asian="Arial2" style:font-size-asian="11pt" style:font-weight-asian="bold" style:font-name-complex="Arial2" style:font-size-complex="11pt"/>
    </style:style>
    <style:style style:name="T56" style:family="text">
      <style:text-properties style:font-name="Arial1" fo:font-size="11pt" fo:letter-spacing="-0.011cm" style:font-name-asian="Arial2" style:font-size-asian="11pt" style:font-name-complex="Arial2" style:font-size-complex="11pt"/>
    </style:style>
    <style:style style:name="T57" style:family="text">
      <style:text-properties style:font-name="Arial1" fo:font-size="11pt" fo:letter-spacing="0.108cm" style:font-name-asian="Arial2" style:font-size-asian="11pt" style:font-name-complex="Arial2" style:font-size-complex="11pt"/>
    </style:style>
    <style:style style:name="T58" style:family="text">
      <style:text-properties style:font-name="Arial1" fo:font-size="12pt" fo:font-weight="bold" fo:background-color="#c0c0c0" loext:char-shading-value="0" style:font-name-asian="Arial2" style:font-size-asian="12pt" style:font-weight-asian="bold" style:font-name-complex="Arial2" style:font-size-complex="12pt"/>
    </style:style>
    <style:style style:name="T59" style:family="text">
      <style:text-properties style:font-name="Arial1" fo:font-size="12pt" fo:letter-spacing="-0.002cm" fo:font-weight="bold" fo:background-color="#c0c0c0" loext:char-shading-value="0" style:font-name-asian="Arial2" style:font-size-asian="12pt" style:font-weight-asian="bold" style:font-name-complex="Arial2" style:font-size-complex="12pt"/>
    </style:style>
    <style:style style:name="T60" style:family="text">
      <style:text-properties style:font-name="Arial1" fo:font-size="12pt" fo:letter-spacing="0.005cm" fo:font-weight="bold" fo:background-color="#c0c0c0" loext:char-shading-value="0" style:font-name-asian="Arial2" style:font-size-asian="12pt" style:font-weight-asian="bold" style:font-name-complex="Arial2" style:font-size-complex="12pt"/>
    </style:style>
    <style:style style:name="T61" style:family="text">
      <style:text-properties style:font-name="Arial1" fo:font-size="12pt" fo:letter-spacing="-0.143cm" fo:font-weight="bold" fo:background-color="#c0c0c0" loext:char-shading-value="0" style:font-name-asian="Arial2" style:font-size-asian="12pt" style:font-weight-asian="bold" style:font-name-complex="Arial2" style:font-size-complex="12pt"/>
    </style:style>
    <style:style style:name="T62" style:family="text">
      <style:text-properties style:font-name="Arial1" fo:font-size="12pt" fo:letter-spacing="0.002cm" fo:font-weight="bold" fo:background-color="#c0c0c0" loext:char-shading-value="0" style:font-name-asian="Arial2" style:font-size-asian="12pt" style:font-weight-asian="bold" style:font-name-complex="Arial2" style:font-size-complex="12pt"/>
    </style:style>
    <style:style style:name="T63" style:family="text">
      <style:text-properties style:font-name="Arial1" fo:font-size="12pt" fo:letter-spacing="0.011cm" fo:font-weight="bold" fo:background-color="#c0c0c0" loext:char-shading-value="0" style:font-name-asian="Arial2" style:font-size-asian="12pt" style:font-weight-asian="bold" style:font-name-complex="Arial2" style:font-size-complex="12pt"/>
    </style:style>
    <style:style style:name="T64" style:family="text">
      <style:text-properties style:font-name="Arial1" fo:font-size="12pt" fo:letter-spacing="-0.012cm" fo:font-weight="bold" fo:background-color="#c0c0c0" loext:char-shading-value="0" style:font-name-asian="Arial2" style:font-size-asian="12pt" style:font-weight-asian="bold" style:font-name-complex="Arial2" style:font-size-complex="12pt"/>
    </style:style>
    <style:style style:name="T65" style:family="text">
      <style:text-properties style:font-name="Arial1" fo:font-size="12pt" fo:letter-spacing="-0.12cm" fo:font-weight="bold" fo:background-color="#c0c0c0" loext:char-shading-value="0" style:font-name-asian="Arial2" style:font-size-asian="12pt" style:font-weight-asian="bold" style:font-name-complex="Arial2" style:font-size-complex="12pt"/>
    </style:style>
    <style:style style:name="T66" style:family="text">
      <style:text-properties style:font-name="Arial1" fo:font-size="12pt" fo:letter-spacing="-0.116cm" fo:font-weight="bold" fo:background-color="#c0c0c0" loext:char-shading-value="0" style:font-name-asian="Arial2" style:font-size-asian="12pt" style:font-weight-asian="bold" style:font-name-complex="Arial2" style:font-size-complex="12pt"/>
    </style:style>
    <style:style style:name="T67" style:family="text">
      <style:text-properties style:font-name="Arial1" fo:font-size="12pt" fo:letter-spacing="-0.005cm" fo:font-weight="bold" fo:background-color="#c0c0c0" loext:char-shading-value="0" style:font-name-asian="Arial2" style:font-size-asian="12pt" style:font-weight-asian="bold" style:font-name-complex="Arial2" style:font-size-complex="12pt"/>
    </style:style>
    <style:style style:name="T68" style:family="text">
      <style:text-properties style:font-name="Arial1" fo:font-size="12pt" fo:letter-spacing="0.004cm" fo:font-weight="bold" fo:background-color="#c0c0c0" loext:char-shading-value="0" style:font-name-asian="Arial2" style:font-size-asian="12pt" style:font-weight-asian="bold" style:font-name-complex="Arial2" style:font-size-complex="12pt"/>
    </style:style>
    <style:style style:name="T69" style:family="text">
      <style:text-properties style:font-name="Arial1" fo:font-size="12pt" fo:letter-spacing="-0.004cm" fo:font-weight="bold" fo:background-color="#c0c0c0" loext:char-shading-value="0" style:font-name-asian="Arial2" style:font-size-asian="12pt" style:font-weight-asian="bold" style:font-name-complex="Arial2" style:font-size-complex="12pt"/>
    </style:style>
    <style:style style:name="T70" style:family="text">
      <style:text-properties style:font-name="Arial1" fo:font-size="12pt" fo:letter-spacing="-0.03cm" fo:font-weight="bold" fo:background-color="#c0c0c0" loext:char-shading-value="0" style:font-name-asian="Arial2" style:font-size-asian="12pt" style:font-weight-asian="bold" style:font-name-complex="Arial2" style:font-size-complex="12pt"/>
    </style:style>
    <style:style style:name="T71" style:family="text">
      <style:text-properties style:font-name="Arial1" fo:letter-spacing="-0.012cm" style:font-name-asian="Arial2" style:font-name-complex="Arial2"/>
    </style:style>
    <style:style style:name="T72" style:family="text">
      <style:text-properties style:font-name="Arial1" fo:letter-spacing="-0.009cm" style:font-name-asian="Arial2" style:font-name-complex="Arial2"/>
    </style:style>
    <style:style style:name="T73" style:family="text">
      <style:text-properties style:font-name="Arial1" fo:letter-spacing="-0.007cm" style:font-name-asian="Arial2" style:font-name-complex="Arial2"/>
    </style:style>
    <style:style style:name="T74" style:family="text">
      <style:text-properties style:font-name="Arial1" fo:letter-spacing="-0.007cm" fo:font-weight="bold" style:font-name-asian="Arial2" style:font-weight-asian="bold" style:font-name-complex="Arial2"/>
    </style:style>
    <style:style style:name="T75" style:family="text">
      <style:text-properties style:font-name="Arial1" fo:letter-spacing="0.005cm" style:font-name-asian="Arial2" style:font-name-complex="Arial2"/>
    </style:style>
    <style:style style:name="T76" style:family="text">
      <style:text-properties style:font-name="Arial1" fo:font-weight="bold" style:font-name-asian="Arial2" style:font-weight-asian="bold" style:font-name-complex="Arial2"/>
    </style:style>
    <style:style style:name="T77" style:family="text">
      <style:text-properties style:font-name="Arial1" fo:letter-spacing="0.007cm" fo:font-weight="bold" style:font-name-asian="Arial2" style:font-weight-asian="bold" style:font-name-complex="Arial2"/>
    </style:style>
    <style:style style:name="T78" style:family="text">
      <style:text-properties style:font-name="Arial1" fo:font-style="italic" style:font-name-asian="Arial2" style:font-style-asian="italic" style:font-name-complex="Arial2"/>
    </style:style>
    <style:style style:name="T79" style:family="text">
      <style:text-properties style:font-name="Arial1" fo:letter-spacing="-0.025cm" fo:font-weight="bold" style:font-name-asian="Arial2" style:font-weight-asian="bold" style:font-name-complex="Arial2"/>
    </style:style>
    <style:style style:name="T80" style:family="text">
      <style:text-properties style:font-name="Arial1" fo:letter-spacing="-0.023cm" fo:font-weight="bold" style:font-name-asian="Arial2" style:font-weight-asian="bold" style:font-name-complex="Arial2"/>
    </style:style>
    <style:style style:name="T81" style:family="text">
      <style:text-properties fo:color="#00007f" style:text-position="-5% 100%" style:font-name="Arial1" fo:letter-spacing="0.002cm" style:text-underline-style="solid" style:text-underline-width="auto" style:text-underline-color="#00007f" style:font-name-asian="Arial2" style:font-name-complex="Arial2"/>
    </style:style>
    <style:style style:name="T82" style:family="text">
      <style:text-properties fo:color="#00007f" style:text-position="-5% 100%" style:font-name="Arial1" fo:letter-spacing="-0.004cm" style:text-underline-style="solid" style:text-underline-width="auto" style:text-underline-color="#00007f" style:font-name-asian="Arial2" style:font-name-complex="Arial2"/>
    </style:style>
    <style:style style:name="T83" style:family="text">
      <style:text-properties fo:color="#00007f" style:text-position="-5% 100%" style:font-name="Arial1" style:text-underline-style="solid" style:text-underline-width="auto" style:text-underline-color="#00007f" style:font-name-asian="Arial2" style:font-name-complex="Arial2"/>
    </style:style>
    <style:style style:name="T84" style:family="text">
      <style:text-properties fo:color="#00007f" style:text-position="-5% 100%" style:font-name="Arial1" fo:letter-spacing="-0.002cm" style:text-underline-style="solid" style:text-underline-width="auto" style:text-underline-color="#00007f" style:font-name-asian="Arial2" style:font-name-complex="Arial2"/>
    </style:style>
    <style:style style:name="T85" style:family="text">
      <style:text-properties fo:color="#00007f" style:font-name="Arial" fo:letter-spacing="-0.004cm" style:text-underline-style="solid" style:text-underline-width="auto" style:text-underline-color="#00007f" style:text-scale="82%"/>
    </style:style>
    <style:style style:name="T86" style:family="text">
      <style:text-properties fo:color="#00007f" style:font-name="Arial" fo:letter-spacing="-0.004cm" style:text-underline-style="solid" style:text-underline-width="auto" style:text-underline-color="#00007f" style:text-scale="112%"/>
    </style:style>
    <style:style style:name="T87" style:family="text">
      <style:text-properties fo:color="#00007f" style:font-name="Arial" style:text-underline-style="solid" style:text-underline-width="auto" style:text-underline-color="#00007f"/>
    </style:style>
    <style:style style:name="T88" style:family="text">
      <style:text-properties fo:color="#00007f" style:font-name="Arial" style:text-underline-style="solid" style:text-underline-width="auto" style:text-underline-color="#00007f" style:text-scale="112%"/>
    </style:style>
    <style:style style:name="T89" style:family="text">
      <style:text-properties fo:color="#00007f" style:font-name="Arial" style:text-underline-style="solid" style:text-underline-width="auto" style:text-underline-color="#00007f" style:text-scale="105%"/>
    </style:style>
    <style:style style:name="T90" style:family="text">
      <style:text-properties fo:color="#00007f" style:font-name="Arial" style:text-underline-style="solid" style:text-underline-width="auto" style:text-underline-color="#00007f" style:text-scale="106%"/>
    </style:style>
    <style:style style:name="T91" style:family="text">
      <style:text-properties fo:color="#00007f" style:font-name="Arial" style:text-underline-style="solid" style:text-underline-width="auto" style:text-underline-color="#00007f" style:text-scale="104%"/>
    </style:style>
    <style:style style:name="T92" style:family="text">
      <style:text-properties fo:color="#00007f" style:font-name="Arial" style:text-underline-style="solid" style:text-underline-width="auto" style:text-underline-color="#00007f" style:text-scale="99%"/>
    </style:style>
    <style:style style:name="T93" style:family="text">
      <style:text-properties fo:color="#00007f" style:font-name="Arial" style:text-underline-style="solid" style:text-underline-width="auto" style:text-underline-color="#00007f" style:text-scale="95%"/>
    </style:style>
    <style:style style:name="T94" style:family="text">
      <style:text-properties fo:color="#00007f" style:font-name="Arial" style:text-underline-style="solid" style:text-underline-width="auto" style:text-underline-color="#00007f" style:text-scale="102%"/>
    </style:style>
    <style:style style:name="T95" style:family="text">
      <style:text-properties fo:color="#00007f" style:font-name="Arial" fo:letter-spacing="0.002cm" style:text-underline-style="solid" style:text-underline-width="auto" style:text-underline-color="#00007f"/>
    </style:style>
    <style:style style:name="T96" style:family="text">
      <style:text-properties fo:color="#00007f" style:font-name="Arial" fo:letter-spacing="0.002cm" style:text-underline-style="solid" style:text-underline-width="auto" style:text-underline-color="#00007f" style:text-scale="105%"/>
    </style:style>
    <style:style style:name="T97" style:family="text">
      <style:text-properties fo:color="#00007f" style:font-name="Arial" fo:letter-spacing="0.002cm" style:text-underline-style="solid" style:text-underline-width="auto" style:text-underline-color="#00007f" style:text-scale="95%"/>
    </style:style>
    <style:style style:name="T98" style:family="text">
      <style:text-properties fo:color="#00007f" style:font-name="Arial" fo:letter-spacing="-0.007cm" style:text-underline-style="solid" style:text-underline-width="auto" style:text-underline-color="#00007f" style:text-scale="106%"/>
    </style:style>
    <style:style style:name="T99" style:family="text">
      <style:text-properties fo:color="#00007f" style:font-name="Arial" fo:letter-spacing="-0.007cm" style:text-underline-style="solid" style:text-underline-width="auto" style:text-underline-color="#00007f" style:text-scale="104%"/>
    </style:style>
    <style:style style:name="T100" style:family="text">
      <style:text-properties fo:color="#00007f" style:font-name="Arial" fo:letter-spacing="-0.002cm" style:text-underline-style="solid" style:text-underline-width="auto" style:text-underline-color="#00007f"/>
    </style:style>
    <style:style style:name="T101" style:family="text">
      <style:text-properties fo:color="#00007f" style:font-name="Arial" fo:letter-spacing="-0.002cm" style:text-underline-style="solid" style:text-underline-width="auto" style:text-underline-color="#00007f" style:text-scale="105%"/>
    </style:style>
    <style:style style:name="T102" style:family="text">
      <style:text-properties fo:color="#00007f" style:font-name="Arial" fo:letter-spacing="-0.002cm" style:text-underline-style="solid" style:text-underline-width="auto" style:text-underline-color="#00007f" style:text-scale="97%"/>
    </style:style>
    <style:style style:name="T103" style:family="text">
      <style:text-properties fo:color="#00007f" style:font-name="Arial" fo:letter-spacing="-0.002cm" style:text-underline-style="solid" style:text-underline-width="auto" style:text-underline-color="#00007f" style:text-scale="95%"/>
    </style:style>
    <style:style style:name="T104" style:family="text">
      <style:text-properties fo:color="#00007f" style:font-name="Arial" fo:letter-spacing="-0.005cm" style:text-underline-style="solid" style:text-underline-width="auto" style:text-underline-color="#00007f" style:text-scale="95%"/>
    </style:style>
    <style:style style:name="T105" style:family="text">
      <style:text-properties fo:color="#00007f" style:font-name="Arial" fo:letter-spacing="0.014cm"/>
    </style:style>
    <style:style style:name="T106" style:family="text">
      <style:text-properties fo:color="#00007f" style:font-name="Arial" fo:letter-spacing="-0.023cm" style:text-underline-style="solid" style:text-underline-width="auto" style:text-underline-color="#00007f"/>
    </style:style>
    <style:style style:name="T107" style:family="text">
      <style:text-properties fo:color="#000000" style:font-name="Arial" style:font-name-asian="Arial2" style:font-name-complex="Arial2"/>
    </style:style>
    <style:style style:name="T108" style:family="text">
      <style:text-properties fo:font-size="11pt" fo:letter-spacing="-0.002cm" fo:font-weight="bold" style:font-size-asian="11pt" style:font-weight-asian="bold" style:font-name-complex="Arial2" style:font-size-complex="11pt"/>
    </style:style>
    <style:style style:name="T109" style:family="text">
      <style:text-properties fo:font-size="11pt" fo:letter-spacing="-0.002cm" fo:font-weight="bold" style:font-size-asian="11pt" style:font-weight-asian="bold" style:font-name-complex="Arial2" style:font-size-complex="11pt" style:font-weight-complex="normal"/>
    </style:style>
    <style:style style:name="T110" style:family="text">
      <style:text-properties fo:font-size="11pt" fo:letter-spacing="-0.002cm" fo:font-weight="normal" style:font-size-asian="11pt" style:font-weight-asian="normal" style:font-name-complex="Arial2" style:font-size-complex="11pt" style:font-weight-complex="normal"/>
    </style:style>
    <style:style style:name="T111" style:family="text">
      <style:text-properties fo:font-size="11pt" fo:letter-spacing="-0.002cm" fo:font-weight="normal" officeooo:rsid="001e0415" style:font-size-asian="11pt" style:font-weight-asian="normal" style:font-name-complex="Arial2" style:font-size-complex="11pt" style:font-weight-complex="normal"/>
    </style:style>
    <style:style style:name="T112" style:family="text">
      <style:text-properties fo:font-size="11pt" style:font-size-asian="11pt" style:font-size-complex="11pt"/>
    </style:style>
    <style:style style:name="T113" style:family="text">
      <style:text-properties fo:font-size="11pt" style:font-size-asian="11pt" style:font-size-complex="11pt" style:text-scale="99%"/>
    </style:style>
    <style:style style:name="T114" style:family="text">
      <style:text-properties fo:font-size="11pt" officeooo:rsid="001e0415" style:font-size-asian="11pt" style:font-size-complex="11pt"/>
    </style:style>
    <style:style style:name="T115" style:family="text">
      <style:text-properties fo:font-size="11pt" officeooo:rsid="0024bf5e" style:font-size-asian="11pt" style:font-size-complex="11pt"/>
    </style:style>
    <style:style style:name="T116" style:family="text">
      <style:text-properties fo:font-size="11pt" fo:letter-spacing="0.085cm" style:font-size-asian="11pt" style:font-size-complex="11pt"/>
    </style:style>
    <style:style style:name="T117" style:family="text">
      <style:text-properties fo:font-size="11pt" fo:letter-spacing="0.035cm" style:font-size-asian="11pt" style:font-size-complex="11pt"/>
    </style:style>
    <style:style style:name="T118" style:family="text">
      <style:text-properties fo:font-size="11pt" fo:letter-spacing="-0.004cm" style:font-size-asian="11pt" style:font-size-complex="11pt"/>
    </style:style>
    <style:style style:name="T119" style:family="text">
      <style:text-properties fo:font-weight="bold" style:font-weight-asian="bold"/>
    </style:style>
    <style:style style:name="T120" style:family="text">
      <style:text-properties officeooo:rsid="0025f4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0">Le</text:span><text:span text:style-name="T11">o</text:span><text:span text:style-name="T10">na</text:span><text:span text:style-name="T12">r</text:span><text:span text:style-name="T11">d</text:span><text:span text:style-name="T12">o</text:span><text:span text:style-name="T10"> </text:span><text:span text:style-name="T12">S</text:span><text:span text:style-name="T10">a</text:span><text:span text:style-name="T11">n</text:span><text:span text:style-name="T10">t</text:span><text:span text:style-name="T12">i</text:span><text:span text:style-name="T10">a</text:span><text:span text:style-name="T11">g</text:span><text:span text:style-name="T12">o</text:span><text:span text:style-name="T10"> </text:span><text:span text:style-name="T12">Si</text:span><text:span text:style-name="T11">d</text:span><text:span text:style-name="T10">o</text:span><text:span text:style-name="T12">n</text:span><text:span text:style-name="T11"> </text:span><text:span text:style-name="T10">d</text:span><text:span text:style-name="T12">a R</text:span><text:span text:style-name="T11">o</text:span><text:span text:style-name="T10">ch</text:span><text:span text:style-name="T12">a</text:span></text:p>
      <text:p text:style-name="P30"><text:span text:style-name="T13">B</text:span><text:span text:style-name="T16">r</text:span><text:span text:style-name="T18">a</text:span><text:span text:style-name="T13">sil</text:span><text:span text:style-name="T18">ei</text:span><text:span text:style-name="T21">ro</text:span><text:span text:style-name="T13">,</text:span><text:span text:style-name="T18"> </text:span><text:span text:style-name="T13">s</text:span><text:span text:style-name="T18">o</text:span><text:span text:style-name="T13">l</text:span><text:span text:style-name="T24">t</text:span><text:span text:style-name="T18">e</text:span><text:span text:style-name="T13">i</text:span><text:span text:style-name="T21">r</text:span><text:span text:style-name="T13">o, 3</text:span><text:span text:style-name="T14">2</text:span><text:span text:style-name="T13"> anos</text:span></text:p>
      <text:p text:style-name="P31"><text:span text:style-name="T13">R</text:span><text:span text:style-name="T21">u</text:span><text:span text:style-name="T13">a</text:span><text:span text:style-name="T18"> a</text:span><text:span text:style-name="T24">l</text:span><text:span text:style-name="T18">e</text:span><text:span text:style-name="T21">m</text:span><text:span text:style-name="T18">an</text:span><text:span text:style-name="T21">h</text:span><text:span text:style-name="T18">a</text:span><text:span text:style-name="T13">,</text:span><text:span text:style-name="T18"> </text:span><text:span text:style-name="T21">6</text:span><text:span text:style-name="T18">1</text:span><text:span text:style-name="T13">9</text:span><text:span text:style-name="T21"> </text:span><text:span text:style-name="T13">–</text:span><text:span text:style-name="T21"> </text:span><text:span text:style-name="T13">Jd</text:span><text:span text:style-name="T18"> </text:span><text:span text:style-name="T13">i</text:span><text:span text:style-name="T21">g</text:span><text:span text:style-name="T18">a</text:span><text:span text:style-name="T21">p</text:span><text:span text:style-name="T13">ó</text:span><text:span text:style-name="T18"> </text:span><text:span text:style-name="T13">–</text:span><text:span text:style-name="T21"> </text:span><text:span text:style-name="T18">L</text:span><text:span text:style-name="T21">o</text:span><text:span text:style-name="T18">nd</text:span><text:span text:style-name="T21">r</text:span><text:span text:style-name="T13">i</text:span><text:span text:style-name="T18">n</text:span><text:span text:style-name="T13">a</text:span><text:span text:style-name="T21"> </text:span><text:span text:style-name="T13">–</text:span><text:span text:style-name="T18"> </text:span><text:span text:style-name="T13">PR </text:span><text:span text:style-name="T21">(</text:span><text:span text:style-name="T18">43</text:span><text:span text:style-name="T21">)3</text:span><text:span text:style-name="T18">0</text:span><text:span text:style-name="T21">2</text:span><text:span text:style-name="T18">6-</text:span><text:span text:style-name="T21">7</text:span><text:span text:style-name="T18">3</text:span><text:span text:style-name="T21">1</text:span><text:span text:style-name="T13">5</text:span><text:span text:style-name="T18"> </text:span><text:span text:style-name="T13">/</text:span><text:span text:style-name="T21"> (</text:span><text:span text:style-name="T18">43</text:span><text:span text:style-name="T21">)9</text:span><text:span text:style-name="T18">662</text:span><text:span text:style-name="T21">-5</text:span><text:span text:style-name="T18">7</text:span><text:span text:style-name="T21">6</text:span><text:span text:style-name="T13">7 </text:span></text:p>
      <text:p text:style-name="P32"><text:a xlink:type="simple" xlink:href="mailto:leonardossr@gmail.com" text:style-name="Internet_20_link" text:visited-style-name="Visited_20_Internet_20_Link"><text:span text:style-name="T85">l</text:span></text:a><text:a xlink:type="simple" xlink:href="mailto:leonardossr@gmail.com" text:style-name="Internet_20_link" text:visited-style-name="Visited_20_Internet_20_Link"><text:span text:style-name="T88">e</text:span></text:a><text:a xlink:type="simple" xlink:href="mailto:leonardossr@gmail.com" text:style-name="Internet_20_link" text:visited-style-name="Visited_20_Internet_20_Link"><text:span text:style-name="T89">o</text:span></text:a><text:a xlink:type="simple" xlink:href="mailto:leonardossr@gmail.com" text:style-name="Internet_20_link" text:visited-style-name="Visited_20_Internet_20_Link"><text:span text:style-name="T96">n</text:span></text:a><text:a xlink:type="simple" xlink:href="mailto:leonardossr@gmail.com" text:style-name="Internet_20_link" text:visited-style-name="Visited_20_Internet_20_Link"><text:span text:style-name="T90">a</text:span></text:a><text:a xlink:type="simple" xlink:href="mailto:leonardossr@gmail.com" text:style-name="Internet_20_link" text:visited-style-name="Visited_20_Internet_20_Link"><text:span text:style-name="T98">r</text:span></text:a><text:a xlink:type="simple" xlink:href="mailto:leonardossr@gmail.com" text:style-name="Internet_20_link" text:visited-style-name="Visited_20_Internet_20_Link"><text:span text:style-name="T101">d</text:span></text:a><text:a xlink:type="simple" xlink:href="mailto:leonardossr@gmail.com" text:style-name="Internet_20_link" text:visited-style-name="Visited_20_Internet_20_Link"><text:span text:style-name="T89">o</text:span></text:a><text:a xlink:type="simple" xlink:href="mailto:leonardossr@gmail.com" text:style-name="Internet_20_link" text:visited-style-name="Visited_20_Internet_20_Link"><text:span text:style-name="T87">ss</text:span></text:a><text:a xlink:type="simple" xlink:href="mailto:leonardossr@gmail.com" text:style-name="Internet_20_link" text:visited-style-name="Visited_20_Internet_20_Link"><text:span text:style-name="T91">r</text:span></text:a><text:a xlink:type="simple" xlink:href="mailto:leonardossr@gmail.com" text:style-name="Internet_20_link" text:visited-style-name="Visited_20_Internet_20_Link"><text:span text:style-name="T102">@</text:span></text:a><text:a xlink:type="simple" xlink:href="mailto:leonardossr@gmail.com" text:style-name="Internet_20_link" text:visited-style-name="Visited_20_Internet_20_Link"><text:span text:style-name="T92">gm</text:span></text:a><text:a xlink:type="simple" xlink:href="mailto:leonardossr@gmail.com" text:style-name="Internet_20_link" text:visited-style-name="Visited_20_Internet_20_Link"><text:span text:style-name="T93">ail</text:span></text:a><text:a xlink:type="simple" xlink:href="mailto:leonardossr@gmail.com" text:style-name="Internet_20_link" text:visited-style-name="Visited_20_Internet_20_Link"><text:span text:style-name="T97">.</text:span></text:a><text:a xlink:type="simple" xlink:href="mailto:leonardossr@gmail.com" text:style-name="Internet_20_link" text:visited-style-name="Visited_20_Internet_20_Link"><text:span text:style-name="T104">c</text:span></text:a><text:a xlink:type="simple" xlink:href="mailto:leonardossr@gmail.com" text:style-name="Internet_20_link" text:visited-style-name="Visited_20_Internet_20_Link"><text:span text:style-name="T89">o</text:span></text:a><text:a xlink:type="simple" xlink:href="mailto:leonardossr@gmail.com" text:style-name="Internet_20_link" text:visited-style-name="Visited_20_Internet_20_Link"><text:span text:style-name="T94">m</text:span></text:a><text:a xlink:type="simple" xlink:href="mailto:leonardossr@gmail.com" text:style-name="Internet_20_link" text:visited-style-name="Visited_20_Internet_20_Link"><text:span text:style-name="T105"> </text:span></text:a><text:a xlink:type="simple" xlink:href="mailto:leonardossr@gmail.com" text:style-name="Internet_20_link" text:visited-style-name="Visited_20_Internet_20_Link">–</text:a><text:span text:style-name="T107"> </text:span><text:a xlink:type="simple" xlink:href="http://www.leonardorocha.eti.br/" text:style-name="Internet_20_link" text:visited-style-name="Visited_20_Internet_20_Link"><text:span text:style-name="T100">w</text:span></text:a><text:a xlink:type="simple" xlink:href="http://www.leonardorocha.eti.br/" text:style-name="Internet_20_link" text:visited-style-name="Visited_20_Internet_20_Link"><text:span text:style-name="T95">w</text:span></text:a><text:a xlink:type="simple" xlink:href="http://www.leonardorocha.eti.br/" text:style-name="Internet_20_link" text:visited-style-name="Visited_20_Internet_20_Link"><text:span text:style-name="T106">w</text:span></text:a><text:a xlink:type="simple" xlink:href="http://www.leonardorocha.eti.br/" text:style-name="Internet_20_link" text:visited-style-name="Visited_20_Internet_20_Link"><text:span text:style-name="T87">.le</text:span></text:a><text:a xlink:type="simple" xlink:href="http://www.leonardorocha.eti.br/" text:style-name="Internet_20_link" text:visited-style-name="Visited_20_Internet_20_Link"><text:span text:style-name="T89">o</text:span></text:a><text:a xlink:type="simple" xlink:href="http://www.leonardorocha.eti.br/" text:style-name="Internet_20_link" text:visited-style-name="Visited_20_Internet_20_Link"><text:span text:style-name="T96">n</text:span></text:a><text:a xlink:type="simple" xlink:href="http://www.leonardorocha.eti.br/" text:style-name="Internet_20_link" text:visited-style-name="Visited_20_Internet_20_Link"><text:span text:style-name="T90">a</text:span></text:a><text:a xlink:type="simple" xlink:href="http://www.leonardorocha.eti.br/" text:style-name="Internet_20_link" text:visited-style-name="Visited_20_Internet_20_Link"><text:span text:style-name="T98">r</text:span></text:a><text:a xlink:type="simple" xlink:href="http://www.leonardorocha.eti.br/" text:style-name="Internet_20_link" text:visited-style-name="Visited_20_Internet_20_Link"><text:span text:style-name="T101">d</text:span></text:a><text:a xlink:type="simple" xlink:href="http://www.leonardorocha.eti.br/" text:style-name="Internet_20_link" text:visited-style-name="Visited_20_Internet_20_Link"><text:span text:style-name="T89">o</text:span></text:a><text:a xlink:type="simple" xlink:href="http://www.leonardorocha.eti.br/" text:style-name="Internet_20_link" text:visited-style-name="Visited_20_Internet_20_Link"><text:span text:style-name="T99">r</text:span></text:a><text:a xlink:type="simple" xlink:href="http://www.leonardorocha.eti.br/" text:style-name="Internet_20_link" text:visited-style-name="Visited_20_Internet_20_Link"><text:span text:style-name="T89">o</text:span></text:a><text:a xlink:type="simple" xlink:href="http://www.leonardorocha.eti.br/" text:style-name="Internet_20_link" text:visited-style-name="Visited_20_Internet_20_Link"><text:span text:style-name="T103">c</text:span></text:a><text:a xlink:type="simple" xlink:href="http://www.leonardorocha.eti.br/" text:style-name="Internet_20_link" text:visited-style-name="Visited_20_Internet_20_Link"><text:span text:style-name="T96">h</text:span></text:a><text:a xlink:type="simple" xlink:href="http://www.leonardorocha.eti.br/" text:style-name="Internet_20_link" text:visited-style-name="Visited_20_Internet_20_Link"><text:span text:style-name="T89">a.</text:span></text:a><text:a xlink:type="simple" xlink:href="http://www.leonardorocha.eti.br/" text:style-name="Internet_20_link" text:visited-style-name="Visited_20_Internet_20_Link"><text:span text:style-name="T86">e</text:span></text:a><text:a xlink:type="simple" xlink:href="http://www.leonardorocha.eti.br/" text:style-name="Internet_20_link" text:visited-style-name="Visited_20_Internet_20_Link"><text:span text:style-name="T87">ti.</text:span></text:a><text:a xlink:type="simple" xlink:href="http://www.leonardorocha.eti.br/" text:style-name="Internet_20_link" text:visited-style-name="Visited_20_Internet_20_Link"><text:span text:style-name="T96">b</text:span></text:a><text:a xlink:type="simple" xlink:href="http://www.leonardorocha.eti.br/" text:style-name="Internet_20_link" text:visited-style-name="Visited_20_Internet_20_Link"><text:span text:style-name="T91">r</text:span></text:a></text:p>
      <text:p text:style-name="P4"><text:a xlink:type="simple" xlink:href="http://lattes.cnpq.br/6834708558345857" text:style-name="Internet_20_link" text:visited-style-name="Visited_20_Internet_20_Link"><text:span text:style-name="T81">h</text:span></text:a><text:a xlink:type="simple" xlink:href="http://lattes.cnpq.br/6834708558345857" text:style-name="Internet_20_link" text:visited-style-name="Visited_20_Internet_20_Link"><text:span text:style-name="T82">t</text:span></text:a><text:a xlink:type="simple" xlink:href="http://lattes.cnpq.br/6834708558345857" text:style-name="Internet_20_link" text:visited-style-name="Visited_20_Internet_20_Link"><text:span text:style-name="T83">t</text:span></text:a><text:a xlink:type="simple" xlink:href="http://lattes.cnpq.br/6834708558345857" text:style-name="Internet_20_link" text:visited-style-name="Visited_20_Internet_20_Link"><text:span text:style-name="T81">p</text:span></text:a><text:a xlink:type="simple" xlink:href="http://lattes.cnpq.br/6834708558345857" text:style-name="Internet_20_link" text:visited-style-name="Visited_20_Internet_20_Link"><text:span text:style-name="T82">:</text:span></text:a><text:a xlink:type="simple" xlink:href="http://lattes.cnpq.br/6834708558345857" text:style-name="Internet_20_link" text:visited-style-name="Visited_20_Internet_20_Link"><text:span text:style-name="T83">//l</text:span></text:a><text:a xlink:type="simple" xlink:href="http://lattes.cnpq.br/6834708558345857" text:style-name="Internet_20_link" text:visited-style-name="Visited_20_Internet_20_Link"><text:span text:style-name="T81">a</text:span></text:a><text:a xlink:type="simple" xlink:href="http://lattes.cnpq.br/6834708558345857" text:style-name="Internet_20_link" text:visited-style-name="Visited_20_Internet_20_Link"><text:span text:style-name="T83">t</text:span></text:a><text:a xlink:type="simple" xlink:href="http://lattes.cnpq.br/6834708558345857" text:style-name="Internet_20_link" text:visited-style-name="Visited_20_Internet_20_Link"><text:span text:style-name="T82">t</text:span></text:a><text:a xlink:type="simple" xlink:href="http://lattes.cnpq.br/6834708558345857" text:style-name="Internet_20_link" text:visited-style-name="Visited_20_Internet_20_Link"><text:span text:style-name="T81">e</text:span></text:a><text:a xlink:type="simple" xlink:href="http://lattes.cnpq.br/6834708558345857" text:style-name="Internet_20_link" text:visited-style-name="Visited_20_Internet_20_Link"><text:span text:style-name="T83">s.</text:span></text:a><text:a xlink:type="simple" xlink:href="http://lattes.cnpq.br/6834708558345857" text:style-name="Internet_20_link" text:visited-style-name="Visited_20_Internet_20_Link"><text:span text:style-name="T82">c</text:span></text:a><text:a xlink:type="simple" xlink:href="http://lattes.cnpq.br/6834708558345857" text:style-name="Internet_20_link" text:visited-style-name="Visited_20_Internet_20_Link"><text:span text:style-name="T81">np</text:span></text:a><text:a xlink:type="simple" xlink:href="http://lattes.cnpq.br/6834708558345857" text:style-name="Internet_20_link" text:visited-style-name="Visited_20_Internet_20_Link"><text:span text:style-name="T84">q</text:span></text:a><text:a xlink:type="simple" xlink:href="http://lattes.cnpq.br/6834708558345857" text:style-name="Internet_20_link" text:visited-style-name="Visited_20_Internet_20_Link"><text:span text:style-name="T83">.</text:span></text:a><text:a xlink:type="simple" xlink:href="http://lattes.cnpq.br/6834708558345857" text:style-name="Internet_20_link" text:visited-style-name="Visited_20_Internet_20_Link"><text:span text:style-name="T81">b</text:span></text:a><text:a xlink:type="simple" xlink:href="http://lattes.cnpq.br/6834708558345857" text:style-name="Internet_20_link" text:visited-style-name="Visited_20_Internet_20_Link"><text:span text:style-name="T84">r</text:span></text:a><text:a xlink:type="simple" xlink:href="http://lattes.cnpq.br/6834708558345857" text:style-name="Internet_20_link" text:visited-style-name="Visited_20_Internet_20_Link"><text:span text:style-name="T83">/</text:span></text:a><text:a xlink:type="simple" xlink:href="http://lattes.cnpq.br/6834708558345857" text:style-name="Internet_20_link" text:visited-style-name="Visited_20_Internet_20_Link"><text:span text:style-name="T84">6</text:span></text:a><text:a xlink:type="simple" xlink:href="http://lattes.cnpq.br/6834708558345857" text:style-name="Internet_20_link" text:visited-style-name="Visited_20_Internet_20_Link"><text:span text:style-name="T81">8</text:span></text:a><text:a xlink:type="simple" xlink:href="http://lattes.cnpq.br/6834708558345857" text:style-name="Internet_20_link" text:visited-style-name="Visited_20_Internet_20_Link"><text:span text:style-name="T84">3</text:span></text:a><text:a xlink:type="simple" xlink:href="http://lattes.cnpq.br/6834708558345857" text:style-name="Internet_20_link" text:visited-style-name="Visited_20_Internet_20_Link"><text:span text:style-name="T81">47</text:span></text:a><text:a xlink:type="simple" xlink:href="http://lattes.cnpq.br/6834708558345857" text:style-name="Internet_20_link" text:visited-style-name="Visited_20_Internet_20_Link"><text:span text:style-name="T84">0</text:span></text:a><text:a xlink:type="simple" xlink:href="http://lattes.cnpq.br/6834708558345857" text:style-name="Internet_20_link" text:visited-style-name="Visited_20_Internet_20_Link"><text:span text:style-name="T81">8</text:span></text:a><text:a xlink:type="simple" xlink:href="http://lattes.cnpq.br/6834708558345857" text:style-name="Internet_20_link" text:visited-style-name="Visited_20_Internet_20_Link"><text:span text:style-name="T84">5</text:span></text:a><text:a xlink:type="simple" xlink:href="http://lattes.cnpq.br/6834708558345857" text:style-name="Internet_20_link" text:visited-style-name="Visited_20_Internet_20_Link"><text:span text:style-name="T81">5</text:span></text:a><text:a xlink:type="simple" xlink:href="http://lattes.cnpq.br/6834708558345857" text:style-name="Internet_20_link" text:visited-style-name="Visited_20_Internet_20_Link"><text:span text:style-name="T84">8</text:span></text:a><text:a xlink:type="simple" xlink:href="http://lattes.cnpq.br/6834708558345857" text:style-name="Internet_20_link" text:visited-style-name="Visited_20_Internet_20_Link"><text:span text:style-name="T81">34</text:span></text:a><text:a xlink:type="simple" xlink:href="http://lattes.cnpq.br/6834708558345857" text:style-name="Internet_20_link" text:visited-style-name="Visited_20_Internet_20_Link"><text:span text:style-name="T84">5</text:span></text:a><text:a xlink:type="simple" xlink:href="http://lattes.cnpq.br/6834708558345857" text:style-name="Internet_20_link" text:visited-style-name="Visited_20_Internet_20_Link"><text:span text:style-name="T81">8</text:span></text:a><text:a xlink:type="simple" xlink:href="http://lattes.cnpq.br/6834708558345857" text:style-name="Internet_20_link" text:visited-style-name="Visited_20_Internet_20_Link"><text:span text:style-name="T84">5</text:span></text:a><text:a xlink:type="simple" xlink:href="http://lattes.cnpq.br/6834708558345857" text:style-name="Internet_20_link" text:visited-style-name="Visited_20_Internet_20_Link"><text:span text:style-name="T83">7</text:span></text:a></text:p>
      <text:p text:style-name="P5"/>
      <text:p text:style-name="P6"><text:span text:style-name="T26">Cursando Mestrado em Ciências da Computação na Universidade Estadual de Londrina </text:span><text:span text:style-name="T27">e</text:span><text:span text:style-name="T26"> </text:span><text:span text:style-name="T27">integra grupo de pesquisa de gerenciamento de projetos de software na mesma universidade</text:span><text:span text:style-name="T26">, MBA em TI (2012), Graduado em Sistema de Informação pelo Instituto de Ensino Superior de Rondônia (2006). Experiência de 10 anos no Governo do Estado de Rondônia com atuação </text:span><text:span text:style-name="T27">em g</text:span><text:span text:style-name="T26">erenciamento, monitoramento e avaliação de </text:span><text:span text:style-name="T27">p</text:span><text:span text:style-name="T26">rojetos. </text:span><text:span text:style-name="T27">Mais de 3 anos de experiência como professor formador em programas do governo federal como ProInfo e Profuncionário. </text:span></text:p>
      <text:p text:style-name="P7"/>
      <text:p text:style-name="P2"/>
      <text:p text:style-name="P9"><text:span text:style-name="T34">F</text:span><text:span text:style-name="T37">OR</text:span><text:span text:style-name="T34">M</text:span><text:span text:style-name="T41">A</text:span><text:span text:style-name="T37">Ç</text:span><text:span text:style-name="T41">Ã</text:span><text:span text:style-name="T34">O</text:span><text:span text:style-name="T42"> <text:s text:c="6"/></text:span><text:span text:style-name="T43">A</text:span><text:span text:style-name="T45">C</text:span><text:span text:style-name="T41">A</text:span><text:span text:style-name="T29">D</text:span><text:span text:style-name="T37">Ê</text:span><text:span text:style-name="T29">M</text:span><text:span text:style-name="T45">I</text:span><text:span text:style-name="T37">C</text:span><text:span text:style-name="T43">A</text:span><text:span text:style-name="T45">/</text:span><text:span text:style-name="T46">T</text:span><text:span text:style-name="T45">I</text:span><text:span text:style-name="T46">T</text:span><text:span text:style-name="T37">UL</text:span><text:span text:style-name="T41">A</text:span><text:span text:style-name="T45">Ç</text:span><text:span text:style-name="T43">Ã</text:span><text:span text:style-name="T34">O</text:span><text:span text:style-name="T47"> </text:span><text:span text:style-name="T8"><text:tab/></text:span></text:p>
      <text:p text:style-name="P2"/>
      <text:p text:style-name="P8"><text:span text:style-name="T35">Mestrado de</text:span><text:span text:style-name="T38"> </text:span><text:span text:style-name="T30">C</text:span><text:span text:style-name="T38">i</text:span><text:span text:style-name="T35">ênc</text:span><text:span text:style-name="T38">i</text:span><text:span text:style-name="T35">a</text:span><text:span text:style-name="T38"> </text:span><text:span text:style-name="T35">da</text:span><text:span text:style-name="T38"> </text:span><text:span text:style-name="T30">C</text:span><text:span text:style-name="T35">omputação</text:span></text:p>
      <text:p text:style-name="P13"><text:span text:style-name="T26">U</text:span><text:span text:style-name="T48">n</text:span><text:span text:style-name="T26">i</text:span><text:span text:style-name="T32">vers</text:span><text:span text:style-name="T26">i</text:span><text:span text:style-name="T32">da</text:span><text:span text:style-name="T48">d</text:span><text:span text:style-name="T32">e</text:span><text:span text:style-name="T39"> </text:span><text:span text:style-name="T26">E</text:span><text:span text:style-name="T32">s</text:span><text:span text:style-name="T39">t</text:span><text:span text:style-name="T32">adual de</text:span><text:span text:style-name="T39"> </text:span><text:span text:style-name="T32">Londr</text:span><text:span text:style-name="T39">i</text:span><text:span text:style-name="T32">na - </text:span><text:span text:style-name="T39">U</text:span><text:span text:style-name="T26">E</text:span><text:span text:style-name="T32">L,</text:span><text:span text:style-name="T48"> </text:span><text:span text:style-name="T32">Londr</text:span><text:span text:style-name="T26">i</text:span><text:span text:style-name="T32">na,</text:span><text:span text:style-name="T48"> </text:span><text:span text:style-name="T26">B</text:span><text:span text:style-name="T32">ras</text:span><text:span text:style-name="T26">il</text:span></text:p>
      <text:p text:style-name="P13"><text:span text:style-name="T40">G</text:span><text:span text:style-name="T52">erenc</text:span><text:span text:style-name="T31">i</text:span><text:span text:style-name="T49">a</text:span><text:span text:style-name="T31">m</text:span><text:span text:style-name="T52">en</text:span><text:span text:style-name="T40">t</text:span><text:span text:style-name="T52">o</text:span><text:span text:style-name="T40"> </text:span><text:span text:style-name="T52">de</text:span><text:span text:style-name="T40"> </text:span><text:span text:style-name="T31">P</text:span><text:span text:style-name="T52">ro</text:span><text:span text:style-name="T31">j</text:span><text:span text:style-name="T52">e</text:span><text:span text:style-name="T40">t</text:span><text:span text:style-name="T52">os</text:span><text:span text:style-name="T40"> </text:span><text:span text:style-name="T52">de</text:span><text:span text:style-name="T40"> </text:span><text:span text:style-name="T31">S</text:span><text:span text:style-name="T52">o</text:span><text:span text:style-name="T40">ft</text:span><text:span text:style-name="T31">w</text:span><text:span text:style-name="T52">are</text:span><text:span text:style-name="T49"> </text:span><text:span text:style-name="T32">–</text:span><text:span text:style-name="T44"> </text:span><text:span text:style-name="T53">A</text:span><text:span text:style-name="T26">l</text:span><text:span text:style-name="T32">uno</text:span><text:span text:style-name="T39"> </text:span><text:span text:style-name="T26">E</text:span><text:span text:style-name="T32">spe</text:span><text:span text:style-name="T48">c</text:span><text:span text:style-name="T26">i</text:span><text:span text:style-name="T32">al</text:span></text:p>
      <text:p text:style-name="P14"><text:span text:style-name="T50">Governança de TI</text:span><text:span text:style-name="T49"> </text:span><text:span text:style-name="T32">–</text:span><text:span text:style-name="T44"> </text:span><text:span text:style-name="T53">A</text:span><text:span text:style-name="T26">l</text:span><text:span text:style-name="T32">uno</text:span><text:span text:style-name="T39"> </text:span><text:span text:style-name="T26">E</text:span><text:span text:style-name="T32">spe</text:span><text:span text:style-name="T48">c</text:span><text:span text:style-name="T26">i</text:span><text:span text:style-name="T32">al</text:span></text:p>
      <text:p text:style-name="P44">Engenharia de Software – Aluno Especial</text:p>
      <text:p text:style-name="P13"><text:span text:style-name="T26">C</text:span><text:span text:style-name="T32">ursa</text:span><text:span text:style-name="T48">n</text:span><text:span text:style-name="T32">do</text:span><text:span text:style-name="T39"> </text:span><text:span text:style-name="T32">–</text:span><text:span text:style-name="T39"> </text:span><text:span text:style-name="T32">201</text:span><text:span text:style-name="T33">6</text:span></text:p>
      <text:p text:style-name="P19"/>
      <text:p text:style-name="P2"/>
      <text:p text:style-name="P39"><text:span text:style-name="T35">M</text:span><text:span text:style-name="T38">B</text:span><text:span text:style-name="T35">A</text:span><text:span text:style-name="T54"> </text:span><text:span text:style-name="T35">em</text:span><text:span text:style-name="T38"> </text:span><text:span text:style-name="T54">T</text:span><text:span text:style-name="T55">e</text:span><text:span text:style-name="T35">cno</text:span><text:span text:style-name="T38">l</text:span><text:span text:style-name="T35">og</text:span><text:span text:style-name="T38">i</text:span><text:span text:style-name="T35">a</text:span><text:span text:style-name="T38"> </text:span><text:span text:style-name="T35">da</text:span><text:span text:style-name="T38"> </text:span><text:span text:style-name="T30">I</text:span><text:span text:style-name="T35">nformação </text:span></text:p>
      <text:p text:style-name="P40"><text:span text:style-name="T32">Fac</text:span><text:span text:style-name="T48">u</text:span><text:span text:style-name="T26">l</text:span><text:span text:style-name="T32">dade</text:span><text:span text:style-name="T39"> </text:span><text:span text:style-name="T26">S</text:span><text:span text:style-name="T48">ã</text:span><text:span text:style-name="T32">o</text:span><text:span text:style-name="T39"> </text:span><text:span text:style-name="T32">Lucas - F</text:span><text:span text:style-name="T39">S</text:span><text:span text:style-name="T32">L, </text:span><text:span text:style-name="T26">P</text:span><text:span text:style-name="T32">or</text:span><text:span text:style-name="T39">t</text:span><text:span text:style-name="T32">o</text:span><text:span text:style-name="T39"> </text:span><text:span text:style-name="T53">V</text:span><text:span text:style-name="T56">e</text:span><text:span text:style-name="T26">l</text:span><text:span text:style-name="T32">ho,</text:span><text:span text:style-name="T48"> </text:span><text:span text:style-name="T26">B</text:span><text:span text:style-name="T32">ras</text:span><text:span text:style-name="T26">i</text:span><text:span text:style-name="T32">l </text:span><text:span text:style-name="T26">C</text:span><text:span text:style-name="T48">o</text:span><text:span text:style-name="T32">nc</text:span><text:span text:style-name="T26">l</text:span><text:span text:style-name="T32">usão</text:span><text:span text:style-name="T48"> </text:span><text:span text:style-name="T32">–</text:span><text:span text:style-name="T26"> </text:span><text:span text:style-name="T32">2012</text:span></text:p>
      <text:p text:style-name="P20"/>
      <text:p text:style-name="P21"/>
      <text:p text:style-name="P8"><text:span text:style-name="T30">M</text:span><text:span text:style-name="T38">í</text:span><text:span text:style-name="T35">d</text:span><text:span text:style-name="T38">i</text:span><text:span text:style-name="T35">as </text:span><text:span text:style-name="T36">na educação</text:span></text:p>
      <text:p text:style-name="P23"><text:span text:style-name="T26">U</text:span><text:span text:style-name="T48">n</text:span><text:span text:style-name="T26">i</text:span><text:span text:style-name="T32">vers</text:span><text:span text:style-name="T26">i</text:span><text:span text:style-name="T32">da</text:span><text:span text:style-name="T48">d</text:span><text:span text:style-name="T32">e</text:span><text:span text:style-name="T39"> </text:span><text:span text:style-name="T32">Federal de</text:span><text:span text:style-name="T39"> </text:span><text:span text:style-name="T26">R</text:span><text:span text:style-name="T32">o</text:span><text:span text:style-name="T48">n</text:span><text:span text:style-name="T32">dôn</text:span><text:span text:style-name="T26">i</text:span><text:span text:style-name="T32">a,</text:span><text:span text:style-name="T48"> </text:span><text:span text:style-name="T26">P</text:span><text:span text:style-name="T32">or</text:span><text:span text:style-name="T39">t</text:span><text:span text:style-name="T32">o</text:span><text:span text:style-name="T39"> </text:span><text:span text:style-name="T53">V</text:span><text:span text:style-name="T56">e</text:span><text:span text:style-name="T26">l</text:span><text:span text:style-name="T32">ho,</text:span><text:span text:style-name="T48"> </text:span><text:span text:style-name="T26">B</text:span><text:span text:style-name="T32">ras</text:span><text:span text:style-name="T26">il</text:span><text:span text:style-name="T32"> </text:span><text:span text:style-name="T26">C</text:span><text:span text:style-name="T48">o</text:span><text:span text:style-name="T32">nc</text:span><text:span text:style-name="T26">l</text:span><text:span text:style-name="T32">usão</text:span><text:span text:style-name="T48"> </text:span><text:span text:style-name="T32">–</text:span><text:span text:style-name="T57"> </text:span><text:span text:style-name="T32">2012</text:span></text:p>
      <text:p text:style-name="P24"/>
      <text:p text:style-name="P7"/>
      <text:p text:style-name="P37"><text:span text:style-name="T38">G</text:span><text:span text:style-name="T35">raduação em</text:span><text:span text:style-name="T38"> </text:span><text:span text:style-name="T30">S</text:span><text:span text:style-name="T38">i</text:span><text:span text:style-name="T35">stemas</text:span><text:span text:style-name="T38"> </text:span><text:span text:style-name="T35">de</text:span><text:span text:style-name="T38"> </text:span><text:span text:style-name="T30">I</text:span><text:span text:style-name="T35">nformação </text:span></text:p>
      <text:p text:style-name="P38"><text:span text:style-name="T32">Fac</text:span><text:span text:style-name="T48">u</text:span><text:span text:style-name="T26">l</text:span><text:span text:style-name="T32">dades</text:span><text:span text:style-name="T44"> </text:span><text:span text:style-name="T53">A</text:span><text:span text:style-name="T32">sso</text:span><text:span text:style-name="T48">c</text:span><text:span text:style-name="T26">i</text:span><text:span text:style-name="T32">adas</text:span><text:span text:style-name="T39"> </text:span><text:span text:style-name="T32">de</text:span><text:span text:style-name="T56"> </text:span><text:span text:style-name="T53">A</text:span><text:span text:style-name="T32">r</text:span><text:span text:style-name="T26">i</text:span><text:span text:style-name="T32">quemes,</text:span><text:span text:style-name="T48"> </text:span><text:span text:style-name="T56">F</text:span><text:span text:style-name="T53">A</text:span><text:span text:style-name="T39">A</text:span><text:span text:style-name="T26">R, </text:span><text:span text:style-name="T28">Ariquemes,</text:span><text:span text:style-name="T32"> </text:span><text:span text:style-name="T26">B</text:span><text:span text:style-name="T32">ras</text:span><text:span text:style-name="T39">i</text:span><text:span text:style-name="T32">l </text:span><text:span text:style-name="T26">C</text:span><text:span text:style-name="T48">o</text:span><text:span text:style-name="T32">nc</text:span><text:span text:style-name="T26">l</text:span><text:span text:style-name="T32">usão</text:span><text:span text:style-name="T48"> </text:span><text:span text:style-name="T32">–</text:span><text:span text:style-name="T26"> </text:span><text:span text:style-name="T32">2006</text:span></text:p>
      <text:p text:style-name="P3"/>
      <text:p text:style-name="P2"/>
      <text:p text:style-name="P9"><text:span text:style-name="T58">EXPE</text:span><text:span text:style-name="T59">RI</text:span><text:span text:style-name="T58">ÊNC</text:span><text:span text:style-name="T60">I</text:span><text:span text:style-name="T58">A</text:span><text:span text:style-name="T61"> </text:span><text:span text:style-name="T58">PR</text:span><text:span text:style-name="T59">O</text:span><text:span text:style-name="T62">F</text:span><text:span text:style-name="T59">I</text:span><text:span text:style-name="T58">SS</text:span><text:span text:style-name="T59">IO</text:span><text:span text:style-name="T63">N</text:span><text:span text:style-name="T64">A</text:span><text:span text:style-name="T58">L</text:span><text:span text:style-name="T65"> </text:span><text:span text:style-name="T9"><text:tab/></text:span></text:p>
      <text:p text:style-name="P22"/>
      <text:p text:style-name="P8"><text:span text:style-name="T38">G</text:span><text:span text:style-name="T35">OVERNO</text:span><text:span text:style-name="T38"> </text:span><text:span text:style-name="T35">DO</text:span><text:span text:style-name="T38"> </text:span><text:span text:style-name="T30">E</text:span><text:span text:style-name="T35">S</text:span><text:span text:style-name="T38">T</text:span><text:span text:style-name="T35">ADO</text:span><text:span text:style-name="T38"> </text:span><text:span text:style-name="T35">DE</text:span><text:span text:style-name="T38"> </text:span><text:span text:style-name="T30">R</text:span><text:span text:style-name="T35">ONDÔ</text:span><text:span text:style-name="T51">N</text:span><text:span text:style-name="T30">I</text:span><text:span text:style-name="T35">A (08/2005 a 01/2016)</text:span></text:p>
      <text:p text:style-name="P10"/>
      <table:table table:name="Table1" table:style-name="Table1">
        <table:table-column table:style-name="Table1.A"/>
        <table:table-column table:style-name="Table1.B"/>
        <table:table-row>
          <table:table-cell office:value-type="string">
            <text:p text:style-name="P11"><text:span text:style-name="T119">Cargo Inicial: </text:span>Técnico Administrativo</text:p>
          </table:table-cell>
          <table:table-cell office:value-type="string">
            <text:p text:style-name="P11"><text:span text:style-name="T119">Cargo Final:</text:span> Assessor Especial I</text:p>
          </table:table-cell>
        </table:table-row>
        <table:table-row>
          <table:table-cell office:value-type="string">
            <text:p text:style-name="P11"><text:span text:style-name="T119">Função: </text:span>Auxiliar de Secretaria</text:p>
          </table:table-cell>
          <table:table-cell office:value-type="string">
            <text:p text:style-name="P11"><text:span text:style-name="T119">Função:</text:span> Analista de Monitoramento e Avaliação</text:p>
          </table:table-cell>
        </table:table-row>
      </table:table>
      <text:p text:style-name="P10"/>
      <text:p text:style-name="P33"><text:span text:style-name="T108">Responsabilidades Gerais: </text:span><text:span text:style-name="T112">Realizar reuniões com stakeholders, analisar indicadores, elaborar indicadores, criar mecanismos</text:span><text:span text:style-name="T116"> </text:span><text:span text:style-name="T112">de</text:span><text:span text:style-name="T113"> </text:span><text:span text:style-name="T112">controle de qualidade, analisar projetos e prazos, controle de planejamento financeiro, relatórios para</text:span><text:span text:style-name="T113"> </text:span><text:span text:style-name="T112">agentes financiadores, suporte ao usuário, manutenção básica de impressoras e manutenção avançada</text:span><text:span text:style-name="T117"> </text:span><text:span text:style-name="T112">de</text:span><text:span text:style-name="T113"> </text:span><text:span text:style-name="T112">computadores, indicadores de resultado e de desempenho, mapeamento e redesenho de</text:span><text:span text:style-name="T118"> </text:span><text:span text:style-name="T112">processo, </text:span><text:span text:style-name="T115">projetos de sistemas</text:span><text:span text:style-name="T112">.</text:span></text:p>
      <text:p text:style-name="P35"/>
      <text:p text:style-name="P35"><text:soft-page-break/></text:p>
      <text:p text:style-name="P35"/>
      <text:p text:style-name="P35">INSTITUTO FEDERAL DE RONDÔNIA – IFRO (07/2012 a 12/2014)</text:p>
      <text:p text:style-name="P34"><text:span text:style-name="T35">cargo:</text:span><text:span text:style-name="T112"> Professor pesquisador</text:span></text:p>
      <text:p text:style-name="P34"><text:span text:style-name="T35">função:</text:span><text:span text:style-name="T112"> Professor formador</text:span></text:p>
      <text:p text:style-name="P34"><text:span text:style-name="T108">Responsabilidades Gerais: </text:span><text:span text:style-name="T110">Promover reuniões de alinhamento interna, realizar reuniões em equipe, elaborar plano de curso, elaboração de relatórios periódicos, realizar avaliação dos integrantes dos cursos, dar feedback para os integrantes, manutenção de ambiente virtual de aprendizagem, acompanhar e dar suporte aos cursistas, disponibilizar/elaborar material de apoio e subsídio para estudo, responder dúvidas.</text:span></text:p>
      <text:p text:style-name="P34"/>
      <text:p text:style-name="P36"><text:span text:style-name="T120">MINISTÉRIO DA EDUCAÇÃO</text:span> – FNDE (01/2012 a 12/2012)</text:p>
      <text:p text:style-name="P34"><text:span text:style-name="T35">cargo:</text:span><text:span text:style-name="T112"> Professor pesquisador</text:span></text:p>
      <text:p text:style-name="P34"><text:span text:style-name="T35">função:</text:span><text:span text:style-name="T112"> Professor formador</text:span></text:p>
      <text:p text:style-name="P34"><text:span text:style-name="T109">Responsabilidades Gerais: </text:span><text:span text:style-name="T112">Promover reuniões de alinhamento interna, realizar reuniões em equipe, elaborar plano de curso, executar manutenção da infraestrutura de informática para fins de execução dos planos de aula, elaboração de relatórios periódicos, realizar avaliação dos integrantes dos cursos, dar feedback para os integrantes, fazer o acompanhamento e suporte dos alunos, disponibilizar/elaborar material de apoio e subsídio para estudo.</text:span></text:p>
      <text:p text:style-name="P34"/>
      <text:p text:style-name="P36">CONSELHO NACIONAL DE DESENVOLVIMENTO CIENTÍFICO E TECNOLÓGICO – CNPq</text:p>
      <text:p text:style-name="P34"><text:span text:style-name="T35">cargo/Função:</text:span><text:span text:style-name="T112"> </text:span><text:span text:style-name="T114">Coordenador de unidade</text:span></text:p>
      <text:p text:style-name="P34"><text:span text:style-name="T109">Responsabilidades Gerais: </text:span><text:span text:style-name="T110">Planejamento, cursos e atividades desenvolvidas </text:span><text:span text:style-name="T111">no projeto Casa Brasil</text:span><text:span text:style-name="T110">. Coordenar equipe, captar cursos, formações e realizar eventos, manutenção de infraestrutura de TI, ministrar cursos como: Informática básica e curso de rádio e TV com foco na formação integral de novos comunicadores, elaboração de relatórios periódicos, reuniões de formação de colaboradores, mediação de conflitos, alocação de equipe, comunicação em redes sociais e blog, articulação e captação de recursos, promoção e implantação de modelo autossustentável do projeto.</text:span></text:p>
      <text:p text:style-name="P25"/>
      <text:p text:style-name="P26"/>
      <text:p text:style-name="P15"><text:span text:style-name="T59">I</text:span><text:span text:style-name="T58">D</text:span><text:span text:style-name="T59">IO</text:span><text:span text:style-name="T63">M</text:span><text:span text:style-name="T58">A</text:span><text:span text:style-name="T61"> </text:span><text:span text:style-name="T9"><text:s/><text:tab/></text:span></text:p>
      <text:p text:style-name="P28"/>
      <text:p text:style-name="P2"/>
      <text:p text:style-name="P29"><text:span text:style-name="T13">I</text:span><text:span text:style-name="T18">n</text:span><text:span text:style-name="T21">g</text:span><text:span text:style-name="T13">l</text:span><text:span text:style-name="T18">ê</text:span><text:span text:style-name="T13">s –</text:span><text:span text:style-name="T71"> </text:span><text:span text:style-name="T72">A</text:span><text:span text:style-name="T73">v</text:span><text:span text:style-name="T18">an</text:span><text:span text:style-name="T24">ç</text:span><text:span text:style-name="T18">a</text:span><text:span text:style-name="T21">d</text:span><text:span text:style-name="T13">o</text:span><text:span text:style-name="T18"> </text:span></text:p>
      <text:p text:style-name="P29"><text:span text:style-name="T13">Es</text:span><text:span text:style-name="T21">p</text:span><text:span text:style-name="T18">a</text:span><text:span text:style-name="T21">n</text:span><text:span text:style-name="T18">ho</text:span><text:span text:style-name="T13">l –</text:span><text:span text:style-name="T21"> </text:span><text:span text:style-name="T13">I</text:span><text:span text:style-name="T21">n</text:span><text:span text:style-name="T13">t</text:span><text:span text:style-name="T18">e</text:span><text:span text:style-name="T21">rm</text:span><text:span text:style-name="T18">ed</text:span><text:span text:style-name="T13">i</text:span><text:span text:style-name="T18">á</text:span><text:span text:style-name="T21">r</text:span><text:span text:style-name="T13">io</text:span></text:p>
      <text:p text:style-name="P27"/>
      <text:p text:style-name="P9"><text:span text:style-name="T58">C</text:span><text:span text:style-name="T59">U</text:span><text:span text:style-name="T58">RS</text:span><text:span text:style-name="T59">O</text:span><text:span text:style-name="T58">S</text:span><text:span text:style-name="T66"> </text:span><text:span text:style-name="T58">C</text:span><text:span text:style-name="T67">O</text:span><text:span text:style-name="T68">M</text:span><text:span text:style-name="T58">P</text:span><text:span text:style-name="T59">L</text:span><text:span text:style-name="T69">E</text:span><text:span text:style-name="T68">M</text:span><text:span text:style-name="T58">E</text:span><text:span text:style-name="T68">N</text:span><text:span text:style-name="T64">T</text:span><text:span text:style-name="T70">A</text:span><text:span text:style-name="T68">R</text:span><text:span text:style-name="T58">ES</text:span><text:span text:style-name="T66"> </text:span><text:span text:style-name="T9"><text:tab/></text:span></text:p>
      <text:p text:style-name="P28"/>
      <text:p text:style-name="P42"><text:span text:style-name="T18">L</text:span><text:span text:style-name="T13">i</text:span><text:span text:style-name="T21">n</text:span><text:span text:style-name="T75">u</text:span><text:span text:style-name="T13">x</text:span><text:span text:style-name="T24"> </text:span><text:span text:style-name="T13">F</text:span><text:span text:style-name="T21">u</text:span><text:span text:style-name="T18">n</text:span><text:span text:style-name="T21">d</text:span><text:span text:style-name="T18">a</text:span><text:span text:style-name="T21">m</text:span><text:span text:style-name="T18">en</text:span><text:span text:style-name="T24">t</text:span><text:span text:style-name="T18">a</text:span><text:span text:style-name="T13">ls </text:span><text:span text:style-name="T15">| </text:span><text:span text:style-name="T18">L</text:span><text:span text:style-name="T13">i</text:span><text:span text:style-name="T21">n</text:span><text:span text:style-name="T75">u</text:span><text:span text:style-name="T13">x</text:span><text:span text:style-name="T24"> </text:span><text:span text:style-name="T21">S</text:span><text:span text:style-name="T18">e</text:span><text:span text:style-name="T13">c</text:span><text:span text:style-name="T18">u</text:span><text:span text:style-name="T21">r</text:span><text:span text:style-name="T13">ity </text:span><text:span text:style-name="T21">S</text:span><text:span text:style-name="T18">er</text:span><text:span text:style-name="T24">v</text:span><text:span text:style-name="T18">e</text:span><text:span text:style-name="T21">r</text:span><text:span text:style-name="T13">s </text:span><text:span text:style-name="T15">| </text:span><text:span text:style-name="T18">L</text:span><text:span text:style-name="T13">i</text:span><text:span text:style-name="T21">n</text:span><text:span text:style-name="T75">u</text:span><text:span text:style-name="T13">x</text:span><text:span text:style-name="T24"> </text:span><text:span text:style-name="T21">S</text:span><text:span text:style-name="T18">e</text:span><text:span text:style-name="T13">c</text:span><text:span text:style-name="T18">u</text:span><text:span text:style-name="T21">r</text:span><text:span text:style-name="T13">ity S</text:span><text:span text:style-name="T24">y</text:span><text:span text:style-name="T13">sA</text:span><text:span text:style-name="T21">d</text:span><text:span text:style-name="T18">m</text:span><text:span text:style-name="T13">in</text:span></text:p>
      <text:p text:style-name="P18"><text:span text:style-name="T19">4</text:span><text:span text:style-name="T76">Lin</text:span><text:span text:style-name="T25">u</text:span><text:span text:style-name="T76">x</text:span><text:span text:style-name="T19"> </text:span><text:span text:style-name="T76">Open</text:span><text:span text:style-name="T25"> </text:span><text:span text:style-name="T76">So</text:span><text:span text:style-name="T22">f</text:span><text:span text:style-name="T17">t</text:span><text:span text:style-name="T77">w</text:span><text:span text:style-name="T22">a</text:span><text:span text:style-name="T76">re</text:span><text:span text:style-name="T19"> </text:span><text:span text:style-name="T22">S</text:span><text:span text:style-name="T76">p</text:span><text:span text:style-name="T22">e</text:span><text:span text:style-name="T19">c</text:span><text:span text:style-name="T76">i</text:span><text:span text:style-name="T19">a</text:span><text:span text:style-name="T25">l</text:span><text:span text:style-name="T76">i</text:span><text:span text:style-name="T19">s</text:span><text:span text:style-name="T22">t</text:span><text:span text:style-name="T76">,</text:span><text:span text:style-name="T19"> </text:span><text:span text:style-name="T22">4</text:span><text:span text:style-name="T76">LINUX,</text:span><text:span text:style-name="T19"> </text:span><text:span text:style-name="T76">Br</text:span><text:span text:style-name="T22">a</text:span><text:span text:style-name="T19">s</text:span><text:span text:style-name="T76">il</text:span></text:p>
      <text:p text:style-name="P16"><text:span text:style-name="T20">2</text:span><text:span text:style-name="T23">0</text:span><text:span text:style-name="T20">1</text:span><text:span text:style-name="T78">4</text:span></text:p>
      <text:p text:style-name="P28"/>
      <table:table table:name="Table2" table:style-name="Table2">
        <table:table-column table:style-name="Table2.A"/>
        <table:table-column table:style-name="Table2.B"/>
        <table:table-row>
          <table:table-cell office:value-type="string">
            <text:p text:style-name="P12"><text:span text:style-name="T18">L</text:span><text:span text:style-name="T13">i</text:span><text:span text:style-name="T21">d</text:span><text:span text:style-name="T18">e</text:span><text:span text:style-name="T21">r</text:span><text:span text:style-name="T18">an</text:span><text:span text:style-name="T24">ç</text:span><text:span text:style-name="T18">a</text:span><text:span text:style-name="T13">,</text:span><text:span text:style-name="T18"> </text:span><text:span text:style-name="T21">g</text:span><text:span text:style-name="T18">e</text:span><text:span text:style-name="T13">s</text:span><text:span text:style-name="T24">t</text:span><text:span text:style-name="T18">ã</text:span><text:span text:style-name="T13">o</text:span><text:span text:style-name="T18"> </text:span><text:span text:style-name="T13">e</text:span><text:span text:style-name="T21"> </text:span><text:span text:style-name="T13">c</text:span><text:span text:style-name="T21">o</text:span><text:span text:style-name="T18">m</text:span><text:span text:style-name="T21">p</text:span><text:span text:style-name="T18">e</text:span><text:span text:style-name="T13">titivi</text:span><text:span text:style-name="T18">d</text:span><text:span text:style-name="T21">a</text:span><text:span text:style-name="T18">d</text:span><text:span text:style-name="T13">e</text:span></text:p>
            <text:p text:style-name="P17"><text:span text:style-name="T76">C</text:span><text:span text:style-name="T19">e</text:span><text:span text:style-name="T76">n</text:span><text:span text:style-name="T22">t</text:span><text:span text:style-name="T76">ro de</text:span><text:span text:style-name="T19"> </text:span><text:span text:style-name="T76">Li</text:span><text:span text:style-name="T25">d</text:span><text:span text:style-name="T19">e</text:span><text:span text:style-name="T76">r</text:span><text:span text:style-name="T19">a</text:span><text:span text:style-name="T25">n</text:span><text:span text:style-name="T19">ç</text:span><text:span text:style-name="T76">a</text:span><text:span text:style-name="T19"> </text:span><text:span text:style-name="T22">P</text:span><text:span text:style-name="T76">úbli</text:span><text:span text:style-name="T22">c</text:span><text:span text:style-name="T19">a</text:span><text:span text:style-name="T76">,</text:span><text:span text:style-name="T19"> </text:span><text:span text:style-name="T76">CL</text:span><text:span text:style-name="T79">P</text:span><text:span text:style-name="T76">,</text:span><text:span text:style-name="T80"> </text:span><text:span text:style-name="T76">Br</text:span><text:span text:style-name="T19">a</text:span><text:span text:style-name="T22">s</text:span><text:span text:style-name="T76">il</text:span></text:p>
            <text:p text:style-name="P17"><text:span text:style-name="T20">2</text:span><text:span text:style-name="T23">0</text:span><text:span text:style-name="T20">1</text:span><text:span text:style-name="T78">2</text:span></text:p>
          </table:table-cell>
          <table:table-cell office:value-type="string">
            <text:p text:style-name="P12"><text:span text:style-name="T21">M</text:span><text:span text:style-name="T18">on</text:span><text:span text:style-name="T24">t</text:span><text:span text:style-name="T18">a</text:span><text:span text:style-name="T21">g</text:span><text:span text:style-name="T18">e</text:span><text:span text:style-name="T13">m e</text:span><text:span text:style-name="T18"> </text:span><text:span text:style-name="T21">Ma</text:span><text:span text:style-name="T18">nu</text:span><text:span text:style-name="T24">t</text:span><text:span text:style-name="T18">en</text:span><text:span text:style-name="T24">ç</text:span><text:span text:style-name="T18">ã</text:span><text:span text:style-name="T13">o</text:span><text:span text:style-name="T18"> </text:span><text:span text:style-name="T21">d</text:span><text:span text:style-name="T13">e</text:span><text:span text:style-name="T18"> </text:span><text:span text:style-name="T24">C</text:span><text:span text:style-name="T18">o</text:span><text:span text:style-name="T21">m</text:span><text:span text:style-name="T18">pu</text:span><text:span text:style-name="T24">t</text:span><text:span text:style-name="T18">ado</text:span><text:span text:style-name="T16">r</text:span><text:span text:style-name="T18">e</text:span><text:span text:style-name="T13">s</text:span></text:p>
            <text:p text:style-name="P17"><text:span text:style-name="T76">SE</text:span><text:span text:style-name="T19">N</text:span><text:span text:style-name="T74">A</text:span><text:span text:style-name="T76">I</text:span></text:p>
            <text:p text:style-name="P17"><text:span text:style-name="T20">2</text:span><text:span text:style-name="T23">0</text:span><text:span text:style-name="T20">0</text:span><text:span text:style-name="T78">5</text:span></text:p>
          </table:table-cell>
        </table:table-row>
      </table:table>
      <text:p text:style-name="P2"/>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76cm" fo:margin-right="0cm" fo:margin-top="0.069cm" fo:margin-bottom="0cm" loext:contextual-spacing="false" fo:line-height="120%" fo:orphans="0" fo:widows="0" fo:text-indent="0cm" style:auto-text-indent="false"/>
      <style:text-properties style:font-name="Arial1" fo:font-family="Arial" style:font-family-generic="roman" style:font-pitch="variable" fo:font-size="9pt" style:font-name-asian="Arial2" style:font-family-asian="Arial"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har" style:display-name="Título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har" style:display-name="Título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har" style:display-name="Título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fo:font-size="11pt" fo:font-weight="bold" style:font-size-asian="11pt" style:font-weight-asian="bold" style:font-size-complex="11pt" style:font-weight-complex="bold"/>
    </style:style>
    <style:style style:name="Título_20_7_20_Char" style:display-name="Título 7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har" style:display-name="Título 8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har" style:display-name="Título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rpo_20_de_20_texto_20_Char" style:display-name="Corpo de texto Char" style:family="text" style:parent-style-name="Default_20_Paragraph_20_Font">
      <style:text-properties style:font-name="Arial1" fo:font-family="Arial" style:font-family-generic="roman" style:font-pitch="variable" fo:font-size="9pt" style:font-name-asian="Arial2" style:font-family-asian="Arial"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035cm" fo:margin-right="-0.042cm" fo:line-height="0.318cm" fo:text-align="end" style:justify-single-word="false" fo:text-indent="0cm" style:auto-text-indent="false"/>
      <style:text-properties fo:font-size="2pt" officeooo:rsid="001bd051" officeooo:paragraph-rsid="001bd051" style:font-size-asian="1.75pt" style:font-size-complex="2pt"/>
    </style:style>
    <style:style style:name="MT1" style:family="text">
      <style:text-properties fo:color="#666666" style:font-name="Arial1" fo:font-size="8pt" fo:letter-spacing="-0.004cm" style:font-name-asian="Arial2" style:font-size-asian="8pt" style:font-name-complex="Arial2" style:font-size-complex="8pt"/>
    </style:style>
    <style:style style:name="MT2" style:family="text">
      <style:text-properties fo:color="#666666" style:font-name="Arial1" fo:font-size="8pt" fo:letter-spacing="0.002cm" style:font-name-asian="Arial2" style:font-size-asian="8pt" style:font-name-complex="Arial2" style:font-size-complex="8pt"/>
    </style:style>
    <style:style style:name="MT3" style:family="text">
      <style:text-properties fo:color="#666666" style:font-name="Arial1" fo:font-size="8pt" fo:letter-spacing="-0.002cm" style:font-name-asian="Arial2" style:font-size-asian="8pt" style:font-name-complex="Arial2" style:font-size-complex="8pt"/>
    </style:style>
    <style:style style:name="MT4" style:family="text">
      <style:text-properties fo:color="#666666" style:font-name="Arial1" fo:font-size="8pt" style:font-name-asian="Arial2" style:font-size-asian="8pt" style:font-name-complex="Arial2" style:font-size-complex="8pt"/>
    </style:style>
    <style:style style:name="MT5" style:family="text">
      <style:text-properties fo:color="#666666" style:font-name="Arial1" fo:font-size="8pt" fo:letter-spacing="-0.005cm" style:font-name-asian="Arial2" style:font-size-asian="8pt" style:font-name-complex="Arial2" style:font-size-complex="8pt"/>
    </style:style>
    <style:style style:name="MT6" style:family="text">
      <style:text-properties fo:color="#666666" style:font-name="Arial1" fo:font-size="8pt" fo:letter-spacing="0.004cm" style:font-name-asian="Arial2" style:font-size-asian="8pt" style:font-name-complex="Arial2" style:font-size-complex="8pt"/>
    </style:style>
    <style:style style:name="MT7" style:family="text">
      <style:text-properties fo:color="#666666" style:font-name="Arial1" fo:font-size="8pt" fo:letter-spacing="0.002cm" officeooo:rsid="00209e82" style:font-name-asian="Arial2" style:font-size-asian="8pt" style:font-name-complex="Arial2" style:font-size-complex="8pt"/>
    </style:style>
    <style:page-layout style:name="Mpm1">
      <style:page-layout-properties fo:page-width="21.001cm" fo:page-height="29.7cm" style:num-format="1" style:print-orientation="portrait" fo:margin-top="1.341cm" fo:margin-bottom="2.745cm" fo:margin-left="1.799cm" fo:margin-right="1.799cm" style:writing-mode="lr-tb" style:layout-grid-color="#c0c0c0" style:layout-grid-lines="2786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C</text:span><text:span text:style-name="MT2">u</text:span><text:span text:style-name="MT3">r</text:span><text:span text:style-name="MT2">r</text:span><text:span text:style-name="MT4">ic</text:span><text:span text:style-name="MT3">u</text:span><text:span text:style-name="MT4">lo</text:span><text:span text:style-name="MT2"> </text:span><text:span text:style-name="MT4">–</text:span><text:span text:style-name="MT2"> a</text:span><text:span text:style-name="MT5">t</text:span><text:span text:style-name="MT2">u</text:span><text:span text:style-name="MT3">a</text:span><text:span text:style-name="MT4">l</text:span><text:span text:style-name="MT6">i</text:span><text:span text:style-name="MT1">z</text:span><text:span text:style-name="MT3">a</text:span><text:span text:style-name="MT2">d</text:span><text:span text:style-name="MT4">o</text:span><text:span text:style-name="MT2"> </text:span><text:span text:style-name="MT3">e</text:span><text:span text:style-name="MT4">m </text:span><text:span text:style-name="MT2">2</text:span><text:span text:style-name="MT7">5</text:span><text:span text:style-name="MT5">/</text:span><text:span text:style-name="MT2">0</text:span><text:span text:style-name="MT7">4</text:span><text:span text:style-name="MT5">/</text:span><text:span text:style-name="MT2">2</text:span><text:span text:style-name="MT3">0</text:span><text:span text:style-name="MT2">1</text:span><text:span text:style-name="MT4">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paço Orientar</meta:initial-creator>
    <dc:creator>Leonardo Rocha</dc:creator>
    <meta:editing-cycles>19</meta:editing-cycles>
    <meta:creation-date>2016-03-22T14:34:00</meta:creation-date>
    <dc:date>2016-09-14T08:53:39.394898157</dc:date>
    <meta:editing-duration>PT1H23M52S</meta:editing-duration>
    <meta:generator>LibreOffice/5.2.0.4$Linux_X86_64 LibreOffice_project/20m0$Build-4</meta:generator>
    <meta:document-statistic meta:table-count="2" meta:image-count="0" meta:object-count="0" meta:page-count="2" meta:paragraph-count="51" meta:word-count="532" meta:character-count="4065" meta:non-whitespace-character-count="35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